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.018cm"/>
    </style:style>
    <style:style style:name="Table1.C" style:family="table-column">
      <style:table-column-properties style:column-width="1.041cm"/>
    </style:style>
    <style:style style:name="Table1.E" style:family="table-column">
      <style:table-column-properties style:column-width="0.995cm"/>
    </style:style>
    <style:style style:name="Table1.F" style:family="table-column">
      <style:table-column-properties style:column-width="2.036cm"/>
    </style:style>
    <style:style style:name="Table1.G" style:family="table-column">
      <style:table-column-properties style:column-width="1.148cm"/>
    </style:style>
    <style:style style:name="Table1.H" style:family="table-column">
      <style:table-column-properties style:column-width="1.177cm"/>
    </style:style>
    <style:style style:name="Table1.I" style:family="table-column">
      <style:table-column-properties style:column-width="0.977cm"/>
    </style:style>
    <style:style style:name="Table1.J" style:family="table-column">
      <style:table-column-properties style:column-width="1.215cm"/>
    </style:style>
    <style:style style:name="Table1.K" style:family="table-column">
      <style:table-column-properties style:column-width="1.282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259cm" fo:padding-right="0.259cm" fo:padding-top="0.12cm" fo:padding-bottom="0.12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 fo:font-size="10pt" style:font-size-asian="10pt" style:font-size-complex="10pt"/>
    </style:style>
    <style:style style:name="P5" style:family="paragraph" style:parent-style-name="Text_20_body">
      <style:text-properties officeooo:paragraph-rsid="00152169"/>
    </style:style>
    <style:style style:name="P6" style:family="paragraph" style:parent-style-name="Text_20_body">
      <style:text-properties officeooo:rsid="00152169" officeooo:paragraph-rsid="00152169"/>
    </style:style>
    <style:style style:name="P7" style:family="paragraph" style:parent-style-name="Text_20_body">
      <style:text-properties officeooo:rsid="0017e688" officeooo:paragraph-rsid="0017e688"/>
    </style:style>
    <style:style style:name="P8" style:family="paragraph" style:parent-style-name="Text_20_body">
      <style:text-properties officeooo:rsid="00191342" officeooo:paragraph-rsid="00191342"/>
    </style:style>
    <style:style style:name="P9" style:family="paragraph" style:parent-style-name="Text_20_body">
      <style:text-properties officeooo:rsid="00199b72" officeooo:paragraph-rsid="00199b72"/>
    </style:style>
    <style:style style:name="P10" style:family="paragraph" style:parent-style-name="Text_20_body">
      <style:text-properties officeooo:rsid="001a71db" officeooo:paragraph-rsid="001a71db"/>
    </style:style>
    <style:style style:name="P11" style:family="paragraph" style:parent-style-name="Text_20_body">
      <style:text-properties officeooo:rsid="001c097e" officeooo:paragraph-rsid="001c097e"/>
    </style:style>
    <style:style style:name="P12" style:family="paragraph" style:parent-style-name="Text_20_body">
      <style:text-properties officeooo:rsid="001d2734" officeooo:paragraph-rsid="001d2734"/>
    </style:style>
    <style:style style:name="P13" style:family="paragraph" style:parent-style-name="Text_20_body">
      <style:text-properties officeooo:rsid="001d2734" officeooo:paragraph-rsid="001d7d6d"/>
    </style:style>
    <style:style style:name="P14" style:family="paragraph" style:parent-style-name="Text_20_body">
      <style:text-properties officeooo:rsid="001d7d6d" officeooo:paragraph-rsid="001d7d6d"/>
    </style:style>
    <style:style style:name="P15" style:family="paragraph" style:parent-style-name="Text_20_body">
      <style:text-properties officeooo:rsid="002423a7" officeooo:paragraph-rsid="002423a7"/>
    </style:style>
    <style:style style:name="P16" style:family="paragraph" style:parent-style-name="Text_20_body">
      <style:text-properties officeooo:rsid="0024e5fc" officeooo:paragraph-rsid="0024e5fc"/>
    </style:style>
    <style:style style:name="P17" style:family="paragraph" style:parent-style-name="Text_20_body">
      <style:text-properties officeooo:rsid="00272ab4" officeooo:paragraph-rsid="00272ab4"/>
    </style:style>
    <style:style style:name="P18" style:family="paragraph" style:parent-style-name="Text_20_body">
      <style:text-properties officeooo:rsid="00286c52" officeooo:paragraph-rsid="00286c52"/>
    </style:style>
    <style:style style:name="P19" style:family="paragraph" style:parent-style-name="Table_20_Heading">
      <style:text-properties fo:font-weight="bold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6">
      <style:text-properties style:font-name="Courier New" fo:font-size="10pt" style:font-size-asian="10pt" style:font-size-complex="10pt"/>
    </style:style>
    <style:style style:name="P27" style:family="paragraph" style:parent-style-name="Text_20_body" style:list-style-name="L9">
      <style:text-properties officeooo:rsid="001eee07" officeooo:paragraph-rsid="001eee07"/>
    </style:style>
    <style:style style:name="P28" style:family="paragraph" style:parent-style-name="Text_20_body" style:list-style-name="L9">
      <style:text-properties officeooo:rsid="001eee07" officeooo:paragraph-rsid="00223739"/>
    </style:style>
    <style:style style:name="P29" style:family="paragraph" style:parent-style-name="Text_20_body" style:list-style-name="L10">
      <style:text-properties officeooo:rsid="001eee07" officeooo:paragraph-rsid="00223739"/>
    </style:style>
    <style:style style:name="P30" style:family="paragraph" style:parent-style-name="Text_20_body" style:list-style-name="L10">
      <style:text-properties officeooo:rsid="001eee07" officeooo:paragraph-rsid="00294129"/>
    </style:style>
    <style:style style:name="P31" style:family="paragraph" style:parent-style-name="Text_20_body" style:list-style-name="L10">
      <style:text-properties officeooo:rsid="001eee07" officeooo:paragraph-rsid="001eee07"/>
    </style:style>
    <style:style style:name="P32" style:family="paragraph" style:parent-style-name="Text_20_body" style:list-style-name="L11">
      <style:text-properties officeooo:rsid="001eee07" officeooo:paragraph-rsid="00223739"/>
    </style:style>
    <style:style style:name="P33" style:family="paragraph" style:parent-style-name="Text_20_body" style:list-style-name="L9">
      <style:text-properties officeooo:rsid="002530c4" officeooo:paragraph-rsid="002530c4"/>
    </style:style>
    <style:style style:name="P34" style:family="paragraph" style:parent-style-name="Text_20_body" style:list-style-name="L9">
      <style:text-properties officeooo:rsid="00271a3e" officeooo:paragraph-rsid="00271a3e"/>
    </style:style>
    <style:style style:name="P35" style:family="paragraph" style:parent-style-name="Text_20_body" style:list-style-name="L10">
      <style:text-properties officeooo:rsid="00294129" officeooo:paragraph-rsid="00294129"/>
    </style:style>
    <style:style style:name="P36" style:family="paragraph" style:parent-style-name="Text_20_body" style:list-style-name="L10">
      <style:text-properties officeooo:rsid="002b194a" officeooo:paragraph-rsid="002b194a"/>
    </style:style>
    <style:style style:name="P37" style:family="paragraph" style:parent-style-name="Text_20_body" style:list-style-name="L10">
      <style:text-properties officeooo:rsid="00298e85" officeooo:paragraph-rsid="00298e85"/>
    </style:style>
    <style:style style:name="P38" style:family="paragraph" style:parent-style-name="Text_20_body" style:list-style-name="L11">
      <style:text-properties officeooo:rsid="001fc493" officeooo:paragraph-rsid="00223739"/>
    </style:style>
    <style:style style:name="P39" style:family="paragraph" style:parent-style-name="Text_20_body" style:list-style-name="L11">
      <style:text-properties officeooo:rsid="001fc493" officeooo:paragraph-rsid="001fc493"/>
    </style:style>
    <style:style style:name="P40" style:family="paragraph" style:parent-style-name="Text_20_body">
      <style:text-properties officeooo:paragraph-rsid="00152169"/>
    </style:style>
    <style:style style:name="P41" style:family="paragraph" style:parent-style-name="Text_20_body">
      <style:text-properties officeooo:rsid="002ed9fe" officeooo:paragraph-rsid="002ed9fe"/>
    </style:style>
    <style:style style:name="P42" style:family="paragraph" style:parent-style-name="Heading_20_3">
      <style:text-properties officeooo:rsid="001fc493" officeooo:paragraph-rsid="0020d7dc"/>
    </style:style>
    <style:style style:name="P43" style:family="paragraph" style:parent-style-name="Standard" style:list-style-name="L1"/>
    <style:style style:name="P44" style:family="paragraph" style:parent-style-name="Standard" style:list-style-name="L2"/>
    <style:style style:name="P45" style:family="paragraph" style:parent-style-name="Standard" style:list-style-name="L3"/>
    <style:style style:name="P46" style:family="paragraph" style:parent-style-name="Standard" style:list-style-name="L4"/>
    <style:style style:name="P47" style:family="paragraph" style:parent-style-name="Standard" style:list-style-name="L5"/>
    <style:style style:name="P48" style:family="paragraph" style:parent-style-name="Standard" style:list-style-name="L5">
      <style:text-properties fo:color="#000000"/>
    </style:style>
    <style:style style:name="P49" style:family="paragraph" style:parent-style-name="Standard" style:list-style-name="L7">
      <style:text-properties fo:color="#000000"/>
    </style:style>
    <style:style style:name="P50" style:family="paragraph" style:parent-style-name="Standard" style:list-style-name="L7"/>
    <style:style style:name="P51" style:family="paragraph" style:parent-style-name="Standard" style:list-style-name="L8"/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6cae6"/>
    </style:style>
    <style:style style:name="T3" style:family="text">
      <style:text-properties officeooo:rsid="0019a2ee"/>
    </style:style>
    <style:style style:name="T4" style:family="text">
      <style:text-properties officeooo:rsid="001d7d6d"/>
    </style:style>
    <style:style style:name="T5" style:family="text">
      <style:text-properties officeooo:rsid="00223739"/>
    </style:style>
    <style:style style:name="T6" style:family="text">
      <style:text-properties officeooo:rsid="00286c52"/>
    </style:style>
    <style:style style:name="T7" style:family="text">
      <style:text-properties officeooo:rsid="00294129"/>
    </style:style>
    <style:style style:name="T8" style:family="text">
      <style:text-properties officeooo:rsid="00298e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Veranstaltung 1: Hello world<text:tab/>2</text:p>
          <text:p text:style-name="P22">Materialien<text:tab/>2</text:p>
          <text:p text:style-name="P21">Zusammenfassung<text:tab/>2</text:p>
          <text:p text:style-name="P22">Zusammenfassung<text:tab/>2</text:p>
          <text:p text:style-name="P23">Stunde 1: Hallo Kurs<text:tab/>2</text:p>
          <text:p text:style-name="P23">Stunde 2: Hallo Welt<text:tab/>2</text:p>
          <text:p text:style-name="P23">Stunde 3: Kursregeln, Variablen, Game-Over Screen<text:tab/>2</text:p>
          <text:p text:style-name="P23">Stunde 4: Variablen/Punkte, Zufallszahlen, Klone, For<text:tab/>2</text:p>
          <text:p text:style-name="P22">Details<text:tab/>3</text:p>
          <text:p text:style-name="P23">Stunde 1: Hallo Kurs<text:tab/>3</text:p>
          <text:p text:style-name="P23">Stunde 2: Hello World<text:tab/>4</text:p>
          <text:p text:style-name="P23">Stunde 3: Googlen, Variablen, Game-Over Screen<text:tab/>4</text:p>
          <text:p text:style-name="P23">Stunde 4:Variablen/Punkte, Zufallszahlen, Klone, For<text:tab/>4</text:p>
          <text:p text:style-name="P23">Abschluss:<text:tab/>5</text:p>
          <text:p text:style-name="P21">Veranstaltung 2: Quellen ändern<text:tab/>6</text:p>
          <text:p text:style-name="P22">Materialien<text:tab/>6</text:p>
          <text:p text:style-name="P22">Zusammenfassung<text:tab/>6</text:p>
          <text:p text:style-name="P23">Stunde 1: Boolean und String<text:tab/>6</text:p>
          <text:p text:style-name="P23">Stunde 2: Figuranimation<text:tab/>6</text:p>
          <text:p text:style-name="P23">Stunde 3: Inkscape, Gimp<text:tab/>6</text:p>
          <text:p text:style-name="P23">Stunde 4: Weitere Tools<text:tab/>6</text:p>
          <text:p text:style-name="P22">Details<text:tab/>7</text:p>
          <text:p text:style-name="P23">Stunde 1: Boolean und String<text:tab/>7</text:p>
          <text:p text:style-name="P23">Stunde 2: Figuranimation<text:tab/>7</text:p>
          <text:p text:style-name="P23">Stunde 3: Inkscape, Gimp<text:tab/>7</text:p>
          <text:p text:style-name="P23">Stunde 4: Weitere Tools<text:tab/>7</text:p>
          <text:p text:style-name="P21">Veranstaltung 3: Quellen nutzen.<text:tab/>7</text:p>
          <text:p text:style-name="P22">Materialien<text:tab/>7</text:p>
          <text:p text:style-name="P22">Zusammenfassung<text:tab/>7</text:p>
          <text:p text:style-name="P23">Stunde 1: Boolean und String<text:tab/>7</text:p>
          <text:p text:style-name="P23">Stunde 2: Was darf ich?<text:tab/>8</text:p>
          <text:p text:style-name="P23">Stunde 3: Quellen<text:tab/>8</text:p>
          <text:p text:style-name="P23">Stunde 4<text:tab/>8</text:p>
          <text:p text:style-name="P22">Details<text:tab/>8</text:p>
          <text:p text:style-name="P23">Stunde 1: Boolean und String<text:tab/>8</text:p>
          <text:p text:style-name="P23">Stunde 2: Lizenzen<text:tab/>8</text:p>
          <text:p text:style-name="P23">Stunde 3: Quellen<text:tab/>8</text:p>
          <text:p text:style-name="P23">Stunde 4<text:tab/>9</text:p>
          <text:p text:style-name="P21">Veranstaltung 4<text:tab/>9</text:p>
          <text:p text:style-name="P22">Materialien<text:tab/>9</text:p>
          <text:p text:style-name="P22">Zusammenfassung<text:tab/>9</text:p>
          <text:p text:style-name="P23">Stunde 1<text:tab/>10</text:p>
          <text:p text:style-name="P23">Stunde 2: Präsentation<text:tab/>10</text:p>
          <text:p text:style-name="P23">Stunde 3: Weiterführend<text:tab/>10</text:p>
          <text:p text:style-name="P23">Stunde 4: Noch Fragen?<text:tab/>10</text:p>
          <text:p text:style-name="P22">Details<text:tab/>10</text:p>
          <text:p text:style-name="P23">Stunde 1<text:tab/>10</text:p>
          <text:p text:style-name="P23">Stunde 2: Präsentation<text:tab/>10</text:p>
          <text:p text:style-name="P23"><text:soft-page-break/>Stunde 3: Weiterführend<text:tab/>10</text:p>
          <text:p text:style-name="P23">Stunde 4: Noch Fragen?<text:tab/>10</text:p>
        </text:index-body>
      </text:table-of-content>
      <text:p text:style-name="Standard"/>
      <text:h text:style-name="Heading_20_2" text:outline-level="2"/>
      <text:h text:style-name="Heading_20_2" text:outline-level="2">Veranstaltung 1: Hello world</text:h>
      <text:p text:style-name="Standard"/>
      <text:h text:style-name="Heading_20_3" text:outline-level="3">Aufwand</text:h>
      <text:p text:style-name="Text_20_body">Gesamtaufwand Vorbereitung Erstschulung: ca 40h</text:p>
      <text:h text:style-name="Heading_20_3" text:outline-level="3">Materialien</text:h>
      <text:p text:style-name="Text_20_body">Handout Benutzername/Passwort/Projektkoordinationsseite</text:p>
      <text:h text:style-name="Heading_20_2" text:outline-level="2">Zusammenfassung</text:h>
      <text:p text:style-name="Text_20_body">Figuren, Kontrollstrukturen und Variablen. Wie fühlt sich programmieren an? Zeigen was geht damit ihr in V2 ein eigenes Projekt beginnen könnt. </text:p>
      <text:h text:style-name="Heading_20_4" text:outline-level="4">Stunde 1: Hallo Kurs</text:h>
      <text:p text:style-name="Standard">30-45min</text:p>
      <text:p text:style-name="Standard">5. Theorie: Vorstellungsrunde</text:p>
      <text:p text:style-name="Standard">„Coole“ Games in Scratch</text:p>
      <text:p text:style-name="Standard">5.2 Bewegung, Kollision</text:p>
      <text:h text:style-name="Heading_20_4" text:outline-level="4">Stunde 2: Hallo Welt</text:h>
      <text:p text:style-name="Standard">30-45min</text:p>
      <text:p text:style-name="Standard">4. Erste Runde: Hallo Welt</text:p>
      <text:p text:style-name="Standard">4.1 Theorie:Scratch-Oberfläche: Blockpalette, Figurenliste, Lager. Blöcke brauchen ein Dach aber kein Keller. WHILE. Slide computer</text:p>
      <text:p text:style-name="Standard">4.2 Hallo Welt</text:p>
      <text:h text:style-name="Heading_20_4" text:outline-level="4">Stunde 3: Kursregeln, Variablen, Game-Over Screen</text:h>
      <text:p text:style-name="Standard">30-45min</text:p>
      <text:p text:style-name="Standard">5. Zweite Runde:Kursregeln. Bewegung, Drehen, Aussehen, Sound. IF</text:p>
      <text:p text:style-name="Standard">5.1 Theorie: pixeln und Koordinaten. </text:p>
      <text:p text:style-name="Standard">5.2 Bewegung, Kollision, Sound</text:p>
      <text:h text:style-name="Heading_20_4" text:outline-level="4"/>
      <text:h text:style-name="Heading_20_4" text:outline-level="4">Stunde 4: Variablen/Punkte, Zufallszahlen, Klone, For</text:h>
      <text:p text:style-name="Standard"/>
      <text:p text:style-name="Standard">30-45min</text:p>
      <text:p text:style-name="Standard">6. Dritte Runde: Kollisionen, Bildschirmhintergründe und Nachrichten</text:p>
      <text:p text:style-name="Standard">6.1 Theorie: welche Spielarten gibt es? Wer mag welches Spiel machen? Figurenliste bedient man mit Nupsis. Was sind Variablen und Operatoren? </text:p>
      <text:p text:style-name="Standard">6.2 Kollision</text:p>
      <text:p text:style-name="Standard"><text:soft-page-break/>6.3 Your Turn</text:p>
      <text:p text:style-name="Standard">6.4 Was haben wir gemacht?</text:p>
      <text:p text:style-name="Standard"/>
      <text:p text:style-name="Standard">7. Was ist drin für euer erstes Spiel?</text:p>
      <text:p text:style-name="Standard"/>
      <text:h text:style-name="Heading_20_3" text:outline-level="3">Details </text:h>
      <text:p text:style-name="Standard">Quellen erstellen. Eigenes Projekt beginnen.</text:p>
      <text:h text:style-name="Heading_20_4" text:outline-level="4">Stunde 1: Hallo Kurs </text:h>
      <text:p text:style-name="Standard">Vorstellungsrunde: </text:p>
      <text:list xml:id="list2375423339" text:style-name="L1">
        <text:list-item>
          <text:p text:style-name="P43">Toiletten. Fragen. Pausen.</text:p>
        </text:list-item>
        <text:list-item>
          <text:p text:style-name="P43">Mich. </text:p>
        </text:list-item>
        <text:list-item>
          <text:p text:style-name="P43">Ich</text:p>
          <text:list>
            <text:list-item>
              <text:p text:style-name="P43"><text:a xlink:type="simple" xlink:href="mailto:jstaerk@usegroup.de" text:style-name="Internet_20_link" text:visited-style-name="Visited_20_Internet_20_Link">jstaerk@usegroup.de</text:a></text:p>
            </text:list-item>
            <text:list-item>
              <text:p text:style-name="P43">Web-Programmierer.</text:p>
            </text:list-item>
          </text:list>
        </text:list-item>
        <text:list-item>
          <text:p text:style-name="P43">Vorhaben generell</text:p>
          <text:list>
            <text:list-item>
              <text:p text:style-name="P43">Spiele programmieren lernen</text:p>
            </text:list-item>
            <text:list-item>
              <text:p text:style-name="P43">Dazu erstmal programmieren lernen, i.e. eine </text:p>
            </text:list-item>
            <text:list-item>
              <text:p text:style-name="P43">erste Programmiersprache lernen. </text:p>
            </text:list-item>
            <text:list-item>
              <text:p text:style-name="P43">Grundkonzepte: Variablen, Kontrollstrukturen, Quellen kennen und nutzen lernen</text:p>
            </text:list-item>
          </text:list>
        </text:list-item>
        <text:list-item>
          <text:p text:style-name="P43">Erste eigene Programme=Spiele schreiben.</text:p>
        </text:list-item>
        <text:list-item>
          <text:p text:style-name="P43">Vorhaben heute</text:p>
        </text:list-item>
      </text:list>
      <text:p text:style-name="Standard">Ziel</text:p>
      <text:list xml:id="list2289721477" text:style-name="L2">
        <text:list-item>
          <text:p text:style-name="P44"/>
        </text:list-item>
        <text:list-item>
          <text:p text:style-name="P44">Ablauf:1. stunde zusehen, gemeinsam ein spiel, dann ggf gruppen und eigene Abwandlung</text:p>
        </text:list-item>
        <text:list-item>
          <text:p text:style-name="P44">Teams bilden, eigenes Projekt</text:p>
        </text:list-item>
        <text:list-item>
          <text:p text:style-name="P44">Echte Spiele? Echte Programmiersprache.</text:p>
        </text:list-item>
      </text:list>
      <text:list xml:id="list1272903154" text:style-name="L3">
        <text:list-item>
          <text:p text:style-name="P45"><text:s/></text:p>
        </text:list-item>
      </text:list>
      <text:p text:style-name="Standard">Ihr</text:p>
      <text:list xml:id="list1640112188" text:style-name="L4">
        <text:list-item>
          <text:p text:style-name="P46">Anwesenheitsliste</text:p>
        </text:list-item>
        <text:list-item>
          <text:p text:style-name="P46">Pollev</text:p>
        </text:list-item>
      </text:list>
      <text:p text:style-name="Standard"/>
      <text:p text:style-name="Standard">2. Wie starte ich den Rechner</text:p>
      <text:p text:style-name="Standard">3. Wie starte ich scratch</text:p>
      <text:p text:style-name="Standard">4. Erste Runde: Hallo Welt</text:p>
      <text:p text:style-name="Standard">4.1 Theorie:Scratch-Oberfläche: Blockpalette, Figurenliste, Lager. Blöcke brauchen ein Dach aber kein Keller. </text:p>
      <text:p text:style-name="Standard">4.2 Hallo Welt</text:p>
      <text:p text:style-name="Standard">Hallo Welt, Kurs</text:p>
      <text:p text:style-name="Standard">Gehe zu Mauszeiger</text:p>
      <text:p text:style-name="Standard">Gehe 10 Schritte</text:p>
      <text:p text:style-name="Standard">Gehe 10 Schritte Hallo gehe 100 Schritte Welt</text:p>
      <text:p text:style-name="Standard">WHILE gehe 10 schritte.</text:p>
      <text:p text:style-name="Standard">Aufgabe: Gehe dauerhaft zu Mauszeiger und auf USB Stick speichern, Name Veranstaltung 1 Stunde 1.</text:p>
      <text:p text:style-name="Standard">Wer mag seine Lösung vorstellen?</text:p>
      <text:p text:style-name="Standard">Was sonst noch so geht: 5 best <text:a xlink:type="simple" xlink:href="https://www.youtube.com/watch?v=9drwiPhf1Vw" text:style-name="Internet_20_link" text:visited-style-name="Visited_20_Internet_20_Link">https://www.youtube.com/watch?v=9drwiPhf1Vw</text:a> 10 best <text:a xlink:type="simple" xlink:href="https://www.youtube.com/watch?v=85p0pkRoqDI" text:style-name="Internet_20_link" text:visited-style-name="Visited_20_Internet_20_Link">https://www.youtube.com/watch?v=85p0pkRoqDI</text:a> </text:p>
      <text:p text:style-name="Standard">Pause</text:p>
      <text:h text:style-name="Heading_20_4" text:outline-level="4"><text:soft-page-break/>Stunde 2: Hello World</text:h>
      <text:p text:style-name="Standard"/>
      <text:p text:style-name="Standard">5. Theorie: was ist eine Programmiersprache? </text:p>
      <text:p text:style-name="Standard">5.1 Theorie: pixeln und Koordinaten. Block entfernen: Drunter wegziehen, Block wegziehen, Drunter wieder dran, block weg.</text:p>
      <text:p text:style-name="Standard">5.2 Bewegung, Kollision</text:p>
      <text:p text:style-name="Standard">5.3 Aufgabe: Zweite Figur, die sich bewegt und vom Rand abprallt. Hintergrundbild. Alles friert ein wenn sich die Figuren berühren.</text:p>
      <text:p text:style-name="Standard">5.4 Wer mag seine Lösung vorstellen?</text:p>
      <text:h text:style-name="Heading_20_4" text:outline-level="4"/>
      <text:h text:style-name="Heading_20_4" text:outline-level="4">Stunde 3: Googlen, Variablen, Game-Over Screen</text:h>
      <text:p text:style-name="Standard"/>
      <text:p text:style-name="P3">Googlen</text:p>
      <text:p text:style-name="P3"/>
      <text:p text:style-name="Standard">Etherpad <text:a xlink:type="simple" xlink:href="http://bit.ly/2qjrB2b" text:style-name="Internet_20_link" text:visited-style-name="Visited_20_Internet_20_Link">http://bit.ly/2qjrB2b</text:a> </text:p>
      <text:p text:style-name="Standard"/>
      <text:p text:style-name="Standard">Freemind- </text:p>
      <text:p text:style-name="Standard"/>
      <text:h text:style-name="Heading_20_4" text:outline-level="4">Stunde 4:Variablen/Punkte, Zufallszahlen, Klone, For</text:h>
      <text:p text:style-name="Standard">Theorie: Variablen. Typen: erstmal Zahlen. Namen. In der Mathematik oft unbekannte. Beim Programmieren geht allerdings auch eine Zuweisung. </text:p>
      <text:p text:style-name="Standard">Erstellt eine Variable Leben und eine Variable Punkte. Punkte steigt beim berühren eines Objekts, Leben sinkt beim berühren eines anderen.</text:p>
      <text:p text:style-name="Standard"/>
      <text:p text:style-name="Standard">Zeigen: </text:p>
      <text:p text:style-name="Standard">Punkte. Beliebig vom Rand abprallen lassen.</text:p>
      <text:p text:style-name="Standard">Klon erstellen.</text:p>
      <text:p text:style-name="Standard"/>
      <text:p text:style-name="Standard">Aufgaben: </text:p>
      <text:p text:style-name="Standard">Minimum: Punkte und Leben.</text:p>
      <text:p text:style-name="Standard">Optimum: 10 Klongegner erstellen. Klongegner an zufälligen Stellen auftauchen lassen.</text:p>
      <text:p text:style-name="Standard"/>
      <text:p text:style-name="Standard">Was wir gemacht haben ist Sternensammler </text:p>
      <text:p text:style-name="Standard"/>
      <text:p text:style-name="Standard"/>
      <text:h text:style-name="Heading_20_4" text:outline-level="4">Abschluss: </text:h>
      <text:p text:style-name="Text_20_body">#1-7 Buch, #8 ist youtube, #9 </text:p>
      <text:p text:style-name="Text_20_body">Bitte ein Projekt aussuchen:</text:p>
      <text:list xml:id="list2513026654" text:style-name="L5">
        <text:list-item>
          <text:p text:style-name="P47">Sternsammler <text:a xlink:type="simple" xlink:href="https://scratch.mit.edu/projects/159279667/" text:style-name="Internet_20_link" text:visited-style-name="Visited_20_Internet_20_Link">https://scratch.mit.edu/projects/159279667/</text:a></text:p>
        </text:list-item>
        <text:list-item>
          <text:p text:style-name="P47">Käse knabbern <text:a xlink:type="simple" xlink:href="https://scratch.mit.edu/projects/130535623/" text:style-name="Internet_20_link" text:visited-style-name="Visited_20_Internet_20_Link">https://scratch.mit.edu/projects/130535623/</text:a> </text:p>
        </text:list-item>
        <text:list-item>
          <text:p text:style-name="P47">Krieg der Kreise <text:a xlink:type="simple" xlink:href="https://scratch.mit.edu/projects/175726520/" text:style-name="Internet_20_link" text:visited-style-name="Visited_20_Internet_20_Link">https://scratch.mit.edu/projects/175726520/</text:a> </text:p>
        </text:list-item>
        <text:list-item>
          <text:p text:style-name="P47">Äffchen, spring <text:a xlink:type="simple" xlink:href="https://scratch.mit.edu/projects/146013611/" text:style-name="Internet_20_link" text:visited-style-name="Visited_20_Internet_20_Link">https://scratch.mit.edu/projects/146013611/</text:a> </text:p>
        </text:list-item>
        <text:list-item>
          <text:p text:style-name="P47">Geisterwald <text:a xlink:type="simple" xlink:href="https://scratch.mit.edu/projects/140420675/" text:style-name="Internet_20_link" text:visited-style-name="Visited_20_Internet_20_Link">https://scratch.mit.edu/projects/140420675/</text:a> </text:p>
        </text:list-item>
        <text:list-item>
          <text:p text:style-name="P47">Hundefutter <text:a xlink:type="simple" xlink:href="https://scratch.mit.edu/projects/147505537/" text:style-name="Internet_20_link" text:visited-style-name="Visited_20_Internet_20_Link">https://scratch.mit.edu/projects/147505537/</text:a> </text:p>
        </text:list-item>
        <text:list-item>
          <text:p text:style-name="P47"><text:soft-page-break/>Gletscherrennen <text:a xlink:type="simple" xlink:href="https://scratch.mit.edu/projects/149569077/" text:style-name="Internet_20_link" text:visited-style-name="Visited_20_Internet_20_Link">https://scratch.mit.edu/projects/149569077/</text:a> </text:p>
        </text:list-item>
        <text:list-item>
          <text:p text:style-name="P47">Steel-drum-melodie <text:a xlink:type="simple" xlink:href="https://scratch.mit.edu/projects/137166386/" text:style-name="Internet_20_link" text:visited-style-name="Visited_20_Internet_20_Link">https://scratch.mit.edu/projects/137166386/</text:a> </text:p>
          <text:p text:style-name="P48">Youtube</text:p>
        </text:list-item>
        <text:list-item>
          <text:p text:style-name="P47">Shooter game <text:a xlink:type="simple" xlink:href="https://www.youtube.com/watch?v=QXru0rSV2ZQ" text:style-name="Internet_20_link" text:visited-style-name="Visited_20_Internet_20_Link">https://www.youtube.com/watch?v=QXru0rSV2ZQ</text:a> </text:p>
          <text:p text:style-name="P24"><text:a xlink:type="simple" xlink:href="https://resources.scratch.mit.edu/www/cards/en/ScratchCardsAll.pdf" text:style-name="Internet_20_link" text:visited-style-name="Visited_20_Internet_20_Link">https://resources.scratch.mit.edu/www/cards/en/ScratchCardsAll.pdf</text:a> </text:p>
        </text:list-item>
        <text:list-item>
          <text:p text:style-name="P47">Animate your name <text:a xlink:type="simple" xlink:href="https://scratch.mit.edu/projects/24210130/" text:style-name="Internet_20_link" text:visited-style-name="Visited_20_Internet_20_Link">https://scratch.mit.edu/projects/24210130/</text:a> </text:p>
        </text:list-item>
        <text:list-item>
          <text:p text:style-name="P47">Make it fly <text:a xlink:type="simple" xlink:href="https://scratch.mit.edu/projects/112027144/" text:style-name="Internet_20_link" text:visited-style-name="Visited_20_Internet_20_Link">https://scratch.mit.edu/projects/112027144/</text:a> </text:p>
        </text:list-item>
        <text:list-item>
          <text:p text:style-name="P47">Make Music <text:a xlink:type="simple" xlink:href="https://scratch.mit.edu/projects/107738187/" text:style-name="Internet_20_link" text:visited-style-name="Visited_20_Internet_20_Link">https://scratch.mit.edu/projects/107738187/</text:a> </text:p>
        </text:list-item>
        <text:list-item>
          <text:p text:style-name="P47">Race to the finish <text:a xlink:type="simple" xlink:href="https://scratch.mit.edu/projects/80256486/" text:style-name="Internet_20_link" text:visited-style-name="Visited_20_Internet_20_Link">https://scratch.mit.edu/projects/80256486/</text:a> <text:s/>s.a. #35 Wettrennen zum Ziel</text:p>
        </text:list-item>
        <text:list-item>
          <text:p text:style-name="P47">Hide and Seek <text:a xlink:type="simple" xlink:href="https://scratch.mit.edu/projects/10128368/" text:style-name="Internet_20_link" text:visited-style-name="Visited_20_Internet_20_Link">https://scratch.mit.edu/projects/10128368/</text:a> </text:p>
        </text:list-item>
        <text:list-item>
          <text:p text:style-name="P47">Pong game <text:a xlink:type="simple" xlink:href="https://scratch.mit.edu/projects/88539160/" text:style-name="Internet_20_link" text:visited-style-name="Visited_20_Internet_20_Link">https://scratch.mit.edu/projects/88539160/</text:a> </text:p>
        </text:list-item>
        <text:list-item>
          <text:p text:style-name="P47">Fashion game <text:a xlink:type="simple" xlink:href="https://scratch.mit.edu/projects/170553874/" text:style-name="Internet_20_link" text:visited-style-name="Visited_20_Internet_20_Link">https://scratch.mit.edu/projects/170553874/</text:a> <text:s/>s. #37 Modespiel</text:p>
        </text:list-item>
        <text:list-item>
          <text:p text:style-name="P47">Create a Story <text:a xlink:type="simple" xlink:href="https://scratch.mit.edu/projects/14945801/" text:style-name="Internet_20_link" text:visited-style-name="Visited_20_Internet_20_Link">https://scratch.mit.edu/projects/14945801/</text:a> <text:s/>s. #38 </text:p>
        </text:list-item>
        <text:list-item>
          <text:p text:style-name="P47">Let's Dance <text:a xlink:type="simple" xlink:href="https://scratch.mit.edu/projects/84256068/" text:style-name="Internet_20_link" text:visited-style-name="Visited_20_Internet_20_Link">https://scratch.mit.edu/projects/84256068/</text:a> s. #40 Lass uns tanzen</text:p>
        </text:list-item>
        <text:list-item>
          <text:p text:style-name="P47">Catch Game <text:a xlink:type="simple" xlink:href="https://scratch.mit.edu/projects/114966494/" text:style-name="Internet_20_link" text:visited-style-name="Visited_20_Internet_20_Link">https://scratch.mit.edu/projects/114966494/</text:a> s. #41 Fangspiel</text:p>
        </text:list-item>
        <text:list-item>
          <text:p text:style-name="P47">Virtual Pet <text:a xlink:type="simple" xlink:href="https://scratch.mit.edu/projects/45354728/" text:style-name="Internet_20_link" text:visited-style-name="Visited_20_Internet_20_Link">https://scratch.mit.edu/projects/45354728/</text:a> s. #42 virtuelles Haustier</text:p>
          <text:p text:style-name="P47">codeclubprojects.org</text:p>
        </text:list-item>
        <text:list-item>
          <text:p text:style-name="P47"><text:a xlink:type="simple" xlink:href="https://codeclubprojects.org/de-DE/scratch/rock-band/" text:style-name="Internet_20_link" text:visited-style-name="Visited_20_Internet_20_Link"><text:span text:style-name="T1">https://codeclubprojects.org/de-DE/scratch/rock-band/</text:span></text:a><text:span text:style-name="T1"> </text:span>geht leider nicht wegen Audio</text:p>
        </text:list-item>
        <text:list-item>
          <text:p text:style-name="P47"><text:a xlink:type="simple" xlink:href="https://codeclubprojects.org/de-DE/scratch/lost-in-space/" text:style-name="Internet_20_link" text:visited-style-name="Visited_20_Internet_20_Link">https://codeclubprojects.org/de-DE/scratch/lost-in-space/</text:a></text:p>
        </text:list-item>
        <text:list-item>
          <text:p text:style-name="P47"><text:a xlink:type="simple" xlink:href="https://codeclubprojects.org/de-DE/scratch/ghostbusters/" text:style-name="Internet_20_link" text:visited-style-name="Visited_20_Internet_20_Link">https://codeclubprojects.org/de-DE/scratch/ghostbusters/</text:a></text:p>
        </text:list-item>
        <text:list-item>
          <text:p text:style-name="P47"><text:a xlink:type="simple" xlink:href="https://codeclubprojects.org/de-DE/scratch/chatbot/" text:style-name="Internet_20_link" text:visited-style-name="Visited_20_Internet_20_Link">https://codeclubprojects.org/de-DE/scratch/chatbot/</text:a> </text:p>
        </text:list-item>
        <text:list-item>
          <text:p text:style-name="P47"><text:a xlink:type="simple" xlink:href="https://codeclubprojects.org/de-DE/scratch/paint-box/" text:style-name="Internet_20_link" text:visited-style-name="Visited_20_Internet_20_Link">https://codeclubprojects.org/de-DE/scratch/paint-box/</text:a> </text:p>
        </text:list-item>
        <text:list-item>
          <text:p text:style-name="P47"><text:a xlink:type="simple" xlink:href="https://codeclubprojects.org/de-DE/scratch/boat-race/" text:style-name="Internet_20_link" text:visited-style-name="Visited_20_Internet_20_Link">https://codeclubprojects.org/de-DE/scratch/boat-race/</text:a></text:p>
        </text:list-item>
        <text:list-item>
          <text:p text:style-name="P47"><text:a xlink:type="simple" xlink:href="https://codeclubprojects.org/de-DE/scratch/memory/" text:style-name="Internet_20_link" text:visited-style-name="Visited_20_Internet_20_Link">https://codeclubprojects.org/de-DE/scratch/memory/</text:a> </text:p>
        </text:list-item>
        <text:list-item>
          <text:p text:style-name="P47"><text:a xlink:type="simple" xlink:href="https://codeclubprojects.org/de-DE/scratch/dodgeball/" text:style-name="Internet_20_link" text:visited-style-name="Visited_20_Internet_20_Link">https://codeclubprojects.org/de-DE/scratch/dodgeball/</text:a></text:p>
        </text:list-item>
        <text:list-item>
          <text:p text:style-name="P47"><text:a xlink:type="simple" xlink:href="https://codeclubprojects.org/de-DE/scratch/brain-game/" text:style-name="Internet_20_link" text:visited-style-name="Visited_20_Internet_20_Link">https://codeclubprojects.org/de-DE/scratch/brain-game/</text:a> </text:p>
        </text:list-item>
        <text:list-item>
          <text:p text:style-name="P47"><text:a xlink:type="simple" xlink:href="https://codeclubprojects.org/de-DE/scratch/catch-the-dots/" text:style-name="Internet_20_link" text:visited-style-name="Visited_20_Internet_20_Link">https://codeclubprojects.org/de-DE/scratch/catch-the-dots/</text:a> </text:p>
        </text:list-item>
        <text:list-item>
          <text:p text:style-name="P47"><text:a xlink:type="simple" xlink:href="https://codeclubprojects.org/de-DE/scratch/clone-wars/" text:style-name="Internet_20_link" text:visited-style-name="Visited_20_Internet_20_Link">https://codeclubprojects.org/de-DE/scratch/clone-wars/</text:a> </text:p>
        </text:list-item>
        <text:list-item>
          <text:p text:style-name="P47"><text:a xlink:type="simple" xlink:href="https://codeclubprojects.org/de-DE/scratch/create-your-own-world/" text:style-name="Internet_20_link" text:visited-style-name="Visited_20_Internet_20_Link">https://codeclubprojects.org/de-DE/scratch/create-your-own-world/</text:a> </text:p>
          <text:p text:style-name="P47"><text:a xlink:type="simple" xlink:href="https://scratch.mit.edu/tips" text:style-name="Internet_20_link" text:visited-style-name="Visited_20_Internet_20_Link">https://scratch.mit.edu/tips</text:a> </text:p>
        </text:list-item>
        <text:list-item>
          <text:p text:style-name="P47">Animiere deinen Namen <text:a xlink:type="simple" xlink:href="https://player.vimeo.com/video/111342687" text:style-name="Internet_20_link" text:visited-style-name="Visited_20_Internet_20_Link">https://player.vimeo.com/video/111342687</text:a></text:p>
        </text:list-item>
        <text:list-item>
          <text:p text:style-name="P47">Lass es fliegen <text:a xlink:type="simple" xlink:href="https://player.vimeo.com/video/166416252" text:style-name="Internet_20_link" text:visited-style-name="Visited_20_Internet_20_Link">https://player.vimeo.com/video/166416252</text:a> </text:p>
        </text:list-item>
        <text:list-item>
          <text:p text:style-name="P47"><text:span text:style-name="T1">Füge Musik hinzu </text:span><text:a xlink:type="simple" xlink:href="https://player.vimeo.com/video/163472795" text:style-name="Internet_20_link" text:visited-style-name="Visited_20_Internet_20_Link"><text:span text:style-name="T1">https://player.vimeo.com/video/163472795</text:span></text:a><text:span text:style-name="T1"> </text:span></text:p>
        </text:list-item>
        <text:list-item>
          <text:p text:style-name="P47">Wettrennen zum Ziel ähnlich #12</text:p>
        </text:list-item>
        <text:list-item>
          <text:p text:style-name="P47">Verstecken und Suchen <text:a xlink:type="simple" xlink:href="https://player.vimeo.com/video/141988191" text:style-name="Internet_20_link" text:visited-style-name="Visited_20_Internet_20_Link">https://player.vimeo.com/video/141988191</text:a> </text:p>
        </text:list-item>
        <text:list-item>
          <text:p text:style-name="P47">Modespiel s. #15</text:p>
        </text:list-item>
        <text:list-item>
          <text:p text:style-name="P47">Erstelle eine Geschichte s. #16</text:p>
        </text:list-item>
        <text:list-item>
          <text:p text:style-name="P47">Pong-Spiel <text:a xlink:type="simple" xlink:href="https://player.vimeo.com/video/112442208?title=0&amp;byline=0&amp;portrait=0;hd_off=0&amp;" text:style-name="Internet_20_link" text:visited-style-name="Visited_20_Internet_20_Link">https://player.vimeo.com/video/112442208</text:a></text:p>
        </text:list-item>
        <text:list-item>
          <text:p text:style-name="P47">Lass uns Tanzen s. #17 <text:a xlink:type="simple" xlink:href="https://player.vimeo.com/video/124055657" text:style-name="Internet_20_link" text:visited-style-name="Visited_20_Internet_20_Link">https://player.vimeo.com/video/124055657</text:a> </text:p>
        </text:list-item>
        <text:list-item>
          <text:p text:style-name="P47">Fangspiel s. #18</text:p>
        </text:list-item>
        <text:list-item>
          <text:p text:style-name="P47">Virtuelles Haustier s. #19</text:p>
        </text:list-item>
      </text:list>
      <text:p text:style-name="Standard"/>
      <text:p text:style-name="Standard"/>
      <text:p text:style-name="Standard">9. Bitte mal drei Projektideen mitbringen</text:p>
      <text:h text:style-name="Heading_20_3" text:outline-level="3">Learnings</text:h>
      <text:p text:style-name="Text_20_body">- Setup:</text:p>
      <text:p text:style-name="Text_20_body">Internet: Vodaphone Gigacube mit 50GB/Monat</text:p>
      <text:p text:style-name="Text_20_body"><text:soft-page-break/>Hardware: 10 Raspberry Pi 3 B (ohne Plus) Starter set <text:a xlink:type="simple" xlink:href="https://www.amazon.de/dp/B01CI58722/" text:style-name="Internet_20_link" text:visited-style-name="Visited_20_Internet_20_Link">https://www.amazon.de/dp/B01CI58722/</text:a> für ca. 60 Eur/Stück, 10 Monitore, 10 Maus/Tastatur, 5 Steckdosenleisten. Kein Headset.</text:p>
      <text:p text:style-name="Text_20_body">Installations-Download: ca 1 GB/Gerät. </text:p>
      <text:p text:style-name="Text_20_body">Wir haben erlaubt eigene Laptops mitzubringen, das war </text:p>
      <text:p text:style-name="Text_20_body">Alle Raspis mussten auf Bildschirmauflösung gebracht werden (sudo raspi-config), </text:p>
      <text:p text:style-name="Text_20_body">1 raspi musste zusätzlich noch die deutsche Tastatur eingestellt bekommen. </text:p>
      <text:p text:style-name="Text_20_body">Nummerierung der Geräte (Bildschirme+Raspis) war eine gute Idee, es gab Teilnehmer ohne Stick und ohne email die sich jetzt immerhin merken konnten dass sie ihren Stand auf Raspi 3 abgespeichert haben.</text:p>
      <text:p text:style-name="Text_20_body">Nutzung der Version 1.5 von scratch war eine notlösung da diese noch keine Klons erlaubt.</text:p>
      <text:p text:style-name="Text_20_body">- Speichern</text:p>
      <text:p text:style-name="Text_20_body">Beim Speichern (herunterladen) von Scratch-2 unbedingt als „dateiname.sb2“ <text:s/>speichern.</text:p>
      <text:p text:style-name="Text_20_body">- Buch</text:p>
      <text:p text:style-name="Text_20_body"><text:a xlink:type="simple" xlink:href="https://www.amazon.de/dp/3831030952/" text:style-name="Internet_20_link" text:visited-style-name="Visited_20_Internet_20_Link">https://www.amazon.de/dp/3831030952/</text:a></text:p>
      <text:p text:style-name="Text_20_body">lag ca. 10x aus und wurde vereinzelt schon in der Stunde genutzt. Es enthält 10 Beispiele, das Schwesterbuch <text:a xlink:type="simple" xlink:href="https://www.amazon.de/dp/3831027005/" text:style-name="Internet_20_link" text:visited-style-name="Visited_20_Internet_20_Link">https://www.amazon.de/dp/3831027005/</text:a> <text:s/>nur 3, geht aber auf den Umstieg auf Python ein.</text:p>
      <text:p text:style-name="Text_20_body"/>
      <text:p text:style-name="Text_20_body">24 Anmeldungen, 12 Teilnehmer</text:p>
      <text:p text:style-name="Text_20_body">Feedback</text:p>
      <text:p text:style-name="P4">&lt;Name des Sohnes&gt; kam am Samstag nach Hause und sagte nur: "Das war übelst nice!"</text:p>
      <text:p text:style-name="P4">Das entspricht bei 13jährigen gerade der Schulnote 1 mit Sternchen. ;-)</text:p>
      <text:h text:style-name="Heading_20_2" text:outline-level="2">Daten</text:h>
      <text:p text:style-name="Text_20_body">Abstimmungsergebnisse in der ersten Veranstaltung waren</text:p>
      <text:list xml:id="list484294582" text:style-name="L6">
        <text:list-item>
          <text:p text:style-name="P25">Was interessiert euch am Programmieren</text:p>
          <text:list>
            <text:list-item>
              <text:p text:style-name="P25">Gestaltung und Design: 18%, </text:p>
            </text:list-item>
            <text:list-item>
              <text:p text:style-name="P25">Smartphone 9%, </text:p>
            </text:list-item>
            <text:list-item>
              <text:p text:style-name="P25">Spiele 73%, </text:p>
            </text:list-item>
            <text:list-item>
              <text:p text:style-name="P25">Anwendung, Kommunikation, Social Media, <text:s/>Web und <text:s/>PC und Mac je 0%.</text:p>
            </text:list-item>
          </text:list>
        </text:list-item>
        <text:list-item>
          <text:p text:style-name="P25">Ich möchte lieber</text:p>
          <text:list>
            <text:list-item>
              <text:p text:style-name="P25">Erst Wissen worum es geht 42%</text:p>
            </text:list-item>
            <text:list-item>
              <text:p text:style-name="P25">Erst Ausprobieren und dann erklärt bekommen 58%</text:p>
            </text:list-item>
          </text:list>
        </text:list-item>
        <text:list-item>
          <text:p text:style-name="P25">Hergeschickt von </text:p>
          <text:list>
            <text:list-item>
              <text:p text:style-name="P25">Familienangehörigen 64%</text:p>
            </text:list-item>
            <text:list-item>
              <text:p text:style-name="P25">Freunden 9%</text:p>
            </text:list-item>
            <text:list-item>
              <text:p text:style-name="P25">Von niemandem 27%</text:p>
            </text:list-item>
          </text:list>
        </text:list-item>
        <text:list-item>
          <text:p text:style-name="P25"><text:soft-page-break/>Besitz (hier hätte mehrfachnennung möglich sein sollen war es aber nicht)</text:p>
          <text:list>
            <text:list-item>
              <text:p text:style-name="P25">Smartphone 25%</text:p>
            </text:list-item>
            <text:list-item>
              <text:p text:style-name="P25">Tablet 8%</text:p>
            </text:list-item>
            <text:list-item>
              <text:p text:style-name="P25">Laptop 67%</text:p>
            </text:list-item>
            <text:list-item>
              <text:p text:style-name="P25">Zuhause leider gerade kein Laptop 0%</text:p>
            </text:list-item>
            <text:list-item>
              <text:p text:style-name="P25">Zuhause leider gerade kein Internet 0%</text:p>
            </text:list-item>
          </text:list>
        </text:list-item>
        <text:list-item>
          <text:p text:style-name="P25">Ich kann</text:p>
          <text:list>
            <text:list-item>
              <text:p text:style-name="P25">noch nicht programmieren 83%</text:p>
            </text:list-item>
            <text:list-item>
              <text:p text:style-name="P25">Schon ein bisschen Programmieren 17%</text:p>
            </text:list-item>
            <text:list-item>
              <text:p text:style-name="P25">Schon richtig gut programmieren 0%</text:p>
            </text:list-item>
          </text:list>
        </text:list-item>
        <text:list-item>
          <text:p text:style-name="P25">Programmiersprachen bekannt</text:p>
          <text:list>
            <text:list-item>
              <text:p text:style-name="P25">Scratch 25%</text:p>
            </text:list-item>
            <text:list-item>
              <text:p text:style-name="P25">C# 25%</text:p>
            </text:list-item>
            <text:list-item>
              <text:p text:style-name="P25">Javascript 50%</text:p>
            </text:list-item>
            <text:list-item>
              <text:p text:style-name="P25">PHP, Python, C++, Java, Ruby, NodeJS, Andere je 0%</text:p>
            </text:list-item>
          </text:list>
        </text:list-item>
        <text:list-item>
          <text:p text:style-name="P26">Fortnite Minecraft</text:p>
        </text:list-item>
      </text:list>
      <text:p text:style-name="Text_20_body"/>
      <text:h text:style-name="Heading_20_2" text:outline-level="2">Projektinspiration</text:h>
      <text:p text:style-name="Text_20_body">Aus dem Buch</text:p>
      <text:list xml:id="list2289713524" text:style-name="L7">
        <text:list-item>
          <text:p text:style-name="P50">Sternsammler <text:a xlink:type="simple" xlink:href="https://scratch.mit.edu/projects/159279667/" text:style-name="Internet_20_link" text:visited-style-name="Visited_20_Internet_20_Link">https://scratch.mit.edu/projects/159279667/</text:a></text:p>
        </text:list-item>
        <text:list-item>
          <text:p text:style-name="P50">Käse knabbern <text:a xlink:type="simple" xlink:href="https://scratch.mit.edu/projects/130535623/" text:style-name="Internet_20_link" text:visited-style-name="Visited_20_Internet_20_Link">https://scratch.mit.edu/projects/130535623/</text:a> </text:p>
        </text:list-item>
        <text:list-item>
          <text:p text:style-name="P50">Krieg der Kreise <text:a xlink:type="simple" xlink:href="https://scratch.mit.edu/projects/175726520/" text:style-name="Internet_20_link" text:visited-style-name="Visited_20_Internet_20_Link">https://scratch.mit.edu/projects/175726520/</text:a> </text:p>
        </text:list-item>
        <text:list-item>
          <text:p text:style-name="P50">Äffchen, spring <text:a xlink:type="simple" xlink:href="https://scratch.mit.edu/projects/146013611/" text:style-name="Internet_20_link" text:visited-style-name="Visited_20_Internet_20_Link">https://scratch.mit.edu/projects/146013611/</text:a> </text:p>
        </text:list-item>
        <text:list-item>
          <text:p text:style-name="P50">Geisterwald <text:a xlink:type="simple" xlink:href="https://scratch.mit.edu/projects/140420675/" text:style-name="Internet_20_link" text:visited-style-name="Visited_20_Internet_20_Link">https://scratch.mit.edu/projects/140420675/</text:a> </text:p>
        </text:list-item>
        <text:list-item>
          <text:p text:style-name="P50">Hundefutter <text:a xlink:type="simple" xlink:href="https://scratch.mit.edu/projects/147505537/" text:style-name="Internet_20_link" text:visited-style-name="Visited_20_Internet_20_Link">https://scratch.mit.edu/projects/147505537/</text:a> </text:p>
        </text:list-item>
        <text:list-item>
          <text:p text:style-name="P50">Gletscherrennen <text:a xlink:type="simple" xlink:href="https://scratch.mit.edu/projects/149569077/" text:style-name="Internet_20_link" text:visited-style-name="Visited_20_Internet_20_Link">https://scratch.mit.edu/projects/149569077/</text:a> </text:p>
        </text:list-item>
        <text:list-item>
          <text:p text:style-name="P50">Steel-drum-melodie <text:a xlink:type="simple" xlink:href="https://scratch.mit.edu/projects/137166386/" text:style-name="Internet_20_link" text:visited-style-name="Visited_20_Internet_20_Link">https://scratch.mit.edu/projects/137166386/</text:a> </text:p>
          <text:p text:style-name="P49">Youtube</text:p>
        </text:list-item>
      </text:list>
      <text:p text:style-name="P2">Aus Youtube</text:p>
      <text:list xml:id="list102347283564596" text:continue-numbering="true" text:style-name="L7">
        <text:list-item>
          <text:p text:style-name="P50">Shooter game <text:a xlink:type="simple" xlink:href="https://www.youtube.com/watch?v=QXru0rSV2ZQ" text:style-name="Internet_20_link" text:visited-style-name="Visited_20_Internet_20_Link">https://www.youtube.com/watch?v=QXru0rSV2ZQ</text:a> </text:p>
        </text:list-item>
      </text:list>
      <text:p text:style-name="Standard"/>
      <text:p text:style-name="Standard">Aus <text:a xlink:type="simple" xlink:href="https://resources.scratch.mit.edu/www/cards/en/ScratchCardsAll.pdf" text:style-name="Internet_20_link" text:visited-style-name="Visited_20_Internet_20_Link">https://resources.scratch.mit.edu/www/cards/en/ScratchCardsAll.pdf</text:a> </text:p>
      <text:p text:style-name="Standard"/>
      <text:list xml:id="list102347920615100" text:continue-numbering="true" text:style-name="L7">
        <text:list-item>
          <text:p text:style-name="P50">Animate your name <text:a xlink:type="simple" xlink:href="https://scratch.mit.edu/projects/24210130/" text:style-name="Internet_20_link" text:visited-style-name="Visited_20_Internet_20_Link">https://scratch.mit.edu/projects/24210130/</text:a> </text:p>
        </text:list-item>
        <text:list-item>
          <text:p text:style-name="P50">Make it fly <text:a xlink:type="simple" xlink:href="https://scratch.mit.edu/projects/112027144/" text:style-name="Internet_20_link" text:visited-style-name="Visited_20_Internet_20_Link">https://scratch.mit.edu/projects/112027144/</text:a> </text:p>
        </text:list-item>
        <text:list-item>
          <text:p text:style-name="P50">Make Music <text:a xlink:type="simple" xlink:href="https://scratch.mit.edu/projects/107738187/" text:style-name="Internet_20_link" text:visited-style-name="Visited_20_Internet_20_Link">https://scratch.mit.edu/projects/107738187/</text:a> </text:p>
        </text:list-item>
        <text:list-item>
          <text:p text:style-name="P50">Race to the finish <text:a xlink:type="simple" xlink:href="https://scratch.mit.edu/projects/80256486/" text:style-name="Internet_20_link" text:visited-style-name="Visited_20_Internet_20_Link">https://scratch.mit.edu/projects/80256486/</text:a> <text:s/>s.a. #35 Wettrennen zum Ziel</text:p>
        </text:list-item>
        <text:list-item>
          <text:p text:style-name="P50">Hide and Seek <text:a xlink:type="simple" xlink:href="https://scratch.mit.edu/projects/10128368/" text:style-name="Internet_20_link" text:visited-style-name="Visited_20_Internet_20_Link">https://scratch.mit.edu/projects/10128368/</text:a> </text:p>
        </text:list-item>
        <text:list-item>
          <text:p text:style-name="P50">Pong game <text:a xlink:type="simple" xlink:href="https://scratch.mit.edu/projects/88539160/" text:style-name="Internet_20_link" text:visited-style-name="Visited_20_Internet_20_Link">https://scratch.mit.edu/projects/88539160/</text:a> </text:p>
        </text:list-item>
        <text:list-item>
          <text:p text:style-name="P50">Fashion game <text:a xlink:type="simple" xlink:href="https://scratch.mit.edu/projects/170553874/" text:style-name="Internet_20_link" text:visited-style-name="Visited_20_Internet_20_Link">https://scratch.mit.edu/projects/170553874/</text:a> <text:s/>s. #37 Modespiel</text:p>
        </text:list-item>
        <text:list-item>
          <text:p text:style-name="P50">Create a Story <text:a xlink:type="simple" xlink:href="https://scratch.mit.edu/projects/14945801/" text:style-name="Internet_20_link" text:visited-style-name="Visited_20_Internet_20_Link">https://scratch.mit.edu/projects/14945801/</text:a> <text:s/>s. #38 </text:p>
        </text:list-item>
        <text:list-item>
          <text:p text:style-name="P50"><text:soft-page-break/>Let's Dance <text:a xlink:type="simple" xlink:href="https://scratch.mit.edu/projects/84256068/" text:style-name="Internet_20_link" text:visited-style-name="Visited_20_Internet_20_Link">https://scratch.mit.edu/projects/84256068/</text:a> s. #40 Lass uns tanzen</text:p>
        </text:list-item>
        <text:list-item>
          <text:p text:style-name="P50">Catch Game <text:a xlink:type="simple" xlink:href="https://scratch.mit.edu/projects/114966494/" text:style-name="Internet_20_link" text:visited-style-name="Visited_20_Internet_20_Link">https://scratch.mit.edu/projects/114966494/</text:a> s. #41 Fangspiel</text:p>
        </text:list-item>
        <text:list-item>
          <text:p text:style-name="P50">Virtual Pet <text:a xlink:type="simple" xlink:href="https://scratch.mit.edu/projects/45354728/" text:style-name="Internet_20_link" text:visited-style-name="Visited_20_Internet_20_Link">https://scratch.mit.edu/projects/45354728/</text:a> s. #42 virtuelles Haustier</text:p>
          <text:p text:style-name="P50">codeclubprojects.org</text:p>
        </text:list-item>
        <text:list-item>
          <text:p text:style-name="P50"><text:a xlink:type="simple" xlink:href="https://codeclubprojects.org/de-DE/scratch/rock-band/" text:style-name="Internet_20_link" text:visited-style-name="Visited_20_Internet_20_Link"><text:span text:style-name="T1">https://codeclubprojects.org/de-DE/scratch/rock-band/</text:span></text:a><text:span text:style-name="T1"> </text:span>geht leider nicht wegen Audio</text:p>
        </text:list-item>
        <text:list-item>
          <text:p text:style-name="P50"><text:a xlink:type="simple" xlink:href="https://codeclubprojects.org/de-DE/scratch/lost-in-space/" text:style-name="Internet_20_link" text:visited-style-name="Visited_20_Internet_20_Link">https://codeclubprojects.org/de-DE/scratch/lost-in-space/</text:a></text:p>
        </text:list-item>
        <text:list-item>
          <text:p text:style-name="P50"><text:a xlink:type="simple" xlink:href="https://codeclubprojects.org/de-DE/scratch/ghostbusters/" text:style-name="Internet_20_link" text:visited-style-name="Visited_20_Internet_20_Link">https://codeclubprojects.org/de-DE/scratch/ghostbusters/</text:a></text:p>
        </text:list-item>
        <text:list-item>
          <text:p text:style-name="P50"><text:a xlink:type="simple" xlink:href="https://codeclubprojects.org/de-DE/scratch/chatbot/" text:style-name="Internet_20_link" text:visited-style-name="Visited_20_Internet_20_Link">https://codeclubprojects.org/de-DE/scratch/chatbot/</text:a> </text:p>
        </text:list-item>
        <text:list-item>
          <text:p text:style-name="P50"><text:a xlink:type="simple" xlink:href="https://codeclubprojects.org/de-DE/scratch/paint-box/" text:style-name="Internet_20_link" text:visited-style-name="Visited_20_Internet_20_Link">https://codeclubprojects.org/de-DE/scratch/paint-box/</text:a> </text:p>
        </text:list-item>
        <text:list-item>
          <text:p text:style-name="P50"><text:a xlink:type="simple" xlink:href="https://codeclubprojects.org/de-DE/scratch/boat-race/" text:style-name="Internet_20_link" text:visited-style-name="Visited_20_Internet_20_Link">https://codeclubprojects.org/de-DE/scratch/boat-race/</text:a></text:p>
        </text:list-item>
        <text:list-item>
          <text:p text:style-name="P50"><text:a xlink:type="simple" xlink:href="https://codeclubprojects.org/de-DE/scratch/memory/" text:style-name="Internet_20_link" text:visited-style-name="Visited_20_Internet_20_Link">https://codeclubprojects.org/de-DE/scratch/memory/</text:a> </text:p>
        </text:list-item>
        <text:list-item>
          <text:p text:style-name="P50"><text:a xlink:type="simple" xlink:href="https://codeclubprojects.org/de-DE/scratch/dodgeball/" text:style-name="Internet_20_link" text:visited-style-name="Visited_20_Internet_20_Link">https://codeclubprojects.org/de-DE/scratch/dodgeball/</text:a></text:p>
        </text:list-item>
        <text:list-item>
          <text:p text:style-name="P50"><text:a xlink:type="simple" xlink:href="https://codeclubprojects.org/de-DE/scratch/brain-game/" text:style-name="Internet_20_link" text:visited-style-name="Visited_20_Internet_20_Link">https://codeclubprojects.org/de-DE/scratch/brain-game/</text:a> </text:p>
        </text:list-item>
        <text:list-item>
          <text:p text:style-name="P50"><text:a xlink:type="simple" xlink:href="https://codeclubprojects.org/de-DE/scratch/catch-the-dots/" text:style-name="Internet_20_link" text:visited-style-name="Visited_20_Internet_20_Link">https://codeclubprojects.org/de-DE/scratch/catch-the-dots/</text:a> </text:p>
        </text:list-item>
        <text:list-item>
          <text:p text:style-name="P50"><text:a xlink:type="simple" xlink:href="https://codeclubprojects.org/de-DE/scratch/clone-wars/" text:style-name="Internet_20_link" text:visited-style-name="Visited_20_Internet_20_Link">https://codeclubprojects.org/de-DE/scratch/clone-wars/</text:a> </text:p>
        </text:list-item>
        <text:list-item>
          <text:p text:style-name="P50"><text:a xlink:type="simple" xlink:href="https://codeclubprojects.org/de-DE/scratch/create-your-own-world/" text:style-name="Internet_20_link" text:visited-style-name="Visited_20_Internet_20_Link">https://codeclubprojects.org/de-DE/scratch/create-your-own-world/</text:a> </text:p>
          <text:p text:style-name="P50"><text:a xlink:type="simple" xlink:href="https://scratch.mit.edu/tips" text:style-name="Internet_20_link" text:visited-style-name="Visited_20_Internet_20_Link">https://scratch.mit.edu/tips</text:a> </text:p>
        </text:list-item>
        <text:list-item>
          <text:p text:style-name="P50">Animiere deinen Namen <text:a xlink:type="simple" xlink:href="https://player.vimeo.com/video/111342687" text:style-name="Internet_20_link" text:visited-style-name="Visited_20_Internet_20_Link">https://player.vimeo.com/video/111342687</text:a></text:p>
        </text:list-item>
        <text:list-item>
          <text:p text:style-name="P50">Lass es fliegen <text:a xlink:type="simple" xlink:href="https://player.vimeo.com/video/166416252" text:style-name="Internet_20_link" text:visited-style-name="Visited_20_Internet_20_Link">https://player.vimeo.com/video/166416252</text:a> </text:p>
        </text:list-item>
        <text:list-item>
          <text:p text:style-name="P50"><text:span text:style-name="T1">Füge Musik hinzu </text:span><text:a xlink:type="simple" xlink:href="https://player.vimeo.com/video/163472795" text:style-name="Internet_20_link" text:visited-style-name="Visited_20_Internet_20_Link"><text:span text:style-name="T1">https://player.vimeo.com/video/163472795</text:span></text:a><text:span text:style-name="T1"> </text:span></text:p>
        </text:list-item>
        <text:list-item>
          <text:p text:style-name="P50">Wettrennen zum Ziel ähnlich #12</text:p>
        </text:list-item>
        <text:list-item>
          <text:p text:style-name="P50">Verstecken und Suchen <text:a xlink:type="simple" xlink:href="https://player.vimeo.com/video/141988191" text:style-name="Internet_20_link" text:visited-style-name="Visited_20_Internet_20_Link">https://player.vimeo.com/video/141988191</text:a> </text:p>
        </text:list-item>
        <text:list-item>
          <text:p text:style-name="P50">Modespiel s. #15</text:p>
        </text:list-item>
        <text:list-item>
          <text:p text:style-name="P50">Erstelle eine Geschichte s. #16</text:p>
        </text:list-item>
        <text:list-item>
          <text:p text:style-name="P50">Pong-Spiel <text:a xlink:type="simple" xlink:href="https://player.vimeo.com/video/112442208?title=0&amp;byline=0&amp;portrait=0;hd_off=0&amp;" text:style-name="Internet_20_link" text:visited-style-name="Visited_20_Internet_20_Link">https://player.vimeo.com/video/112442208</text:a></text:p>
        </text:list-item>
        <text:list-item>
          <text:p text:style-name="P50">Lass uns Tanzen s. #17 <text:a xlink:type="simple" xlink:href="https://player.vimeo.com/video/124055657" text:style-name="Internet_20_link" text:visited-style-name="Visited_20_Internet_20_Link">https://player.vimeo.com/video/124055657</text:a> </text:p>
        </text:list-item>
        <text:list-item>
          <text:p text:style-name="P50">Fangspiel s. #18</text:p>
        </text:list-item>
        <text:list-item>
          <text:p text:style-name="P50">Virtuelles Haustier s. #19</text:p>
        </text:list-item>
      </text:list>
      <text:h text:style-name="Heading_20_2" text:outline-level="2">Veranstaltung 2: Quellen ändern</text:h>
      <text:h text:style-name="Heading_20_3" text:outline-level="3">Materialien</text:h>
      <text:p text:style-name="Text_20_body">Kommunikationsball?</text:p>
      <text:h text:style-name="Heading_20_3" text:outline-level="3">Zusammenfassung</text:h>
      <text:p text:style-name="Standard">Quellen erstellen. Eigenes Projekt beginnen.</text:p>
      <text:h text:style-name="Heading_20_4" text:outline-level="4">Stunde 1: Boolean und String</text:h>
      <text:p text:style-name="Standard">15min</text:p>
      <text:p text:style-name="Standard">1. Wiederholung. Kommunikationsball?</text:p>
      <text:p text:style-name="Standard">2. Was waren Programmiersprachen? Was waren Kontrollstrukturen, Operatoren und Variablen?</text:p>
      <text:p text:style-name="Standard">2. Pollev Projektvorschläge?</text:p>
      <text:p text:style-name="Standard"/>
      <text:p text:style-name="Standard"/>
      <text:p text:style-name="Standard">30-45min</text:p>
      <text:p text:style-name="Standard">4. Erste Runde: Neuer Variablentyp: Boolean und String</text:p>
      <text:p text:style-name="Standard">4.1 Theorie: was ist eine Plattform? Welche Programmiersprachen passen zu welcher Plattform?</text:p>
      <text:p text:style-name="Standard">Aufgabe Game over mit Namen</text:p>
      <text:h text:style-name="Heading_20_4" text:outline-level="4"><text:soft-page-break/>Stunde 2: Figuranimation</text:h>
      <text:p text:style-name="Standard"/>
      <text:p text:style-name="Standard">30-45min</text:p>
      <text:p text:style-name="Standard">Mehrere Kostüme pro Figur, Figuranimationen</text:p>
      <text:p text:style-name="Standard">Drehmodus, Richtung und Mitte der Figuren</text:p>
      <text:p text:style-name="Standard">Vektormodus und importieren</text:p>
      <text:p text:style-name="Standard">Krallt euch ein Spiel und bemalt die Hauptfigur </text:p>
      <text:p text:style-name="Standard"/>
      <text:h text:style-name="Heading_20_4" text:outline-level="4">Stunde 3: Inkscape, Gimp</text:h>
      <text:p text:style-name="Standard"/>
      <text:p text:style-name="Standard">30-45min</text:p>
      <text:p text:style-name="Standard">Inkscape. Zeichnen, Gruppieren, Drehen, Verkleinern/Vergrößern, Exportieren</text:p>
      <text:p text:style-name="Standard"/>
      <text:h text:style-name="Heading_20_4" text:outline-level="4">Stunde 4: Weitere Tools</text:h>
      <text:p text:style-name="Standard"/>
      <text:p text:style-name="Standard"/>
      <text:p text:style-name="Standard">30-45min</text:p>
      <text:p text:style-name="Standard">1. Projektvorschläge sammeln</text:p>
      <text:p text:style-name="Standard">2. Teilnehmer stimmen ab</text:p>
      <text:p text:style-name="Standard">3. </text:p>
      <text:p text:style-name="Standard"/>
      <text:p text:style-name="Standard">4. Was ist dein Projekt?</text:p>
      <text:p text:style-name="Standard"/>
      <text:p text:style-name="Standard">5. Was ist debugging?</text:p>
      <text:p text:style-name="Standard"/>
      <text:h text:style-name="Heading_20_3" text:outline-level="3">Details</text:h>
      <text:p text:style-name="Standard">Quellen erstellen. Eigenes Projekt beginnen.</text:p>
      <text:h text:style-name="Heading_20_4" text:outline-level="4">Stunde 1: Regeln, Boolean und String</text:h>
      <text:p text:style-name="Standard">Regeln</text:p>
      <text:p text:style-name="Standard">- Erst probieren dann fragen:</text:p>
      <text:p text:style-name="Standard">1. am Computer probieren</text:p>
      <text:p text:style-name="Standard">2. Anders probieren wenn möglich</text:p>
      <text:p text:style-name="Standard">3. Nachbarn Fragen wenn möglich</text:p>
      <text:p text:style-name="Standard">4. Googlen</text:p>
      <text:p text:style-name="Standard">- &lt;Programmiersprache&gt; &lt;Fehlercode, Fehlermeldung oder Fehlerbeschreibung&gt;</text:p>
      <text:p text:style-name="Standard">bspw. „Scratch startet nicht“</text:p>
      <text:p text:style-name="Standard">- &lt;Programmiersprache&gt; &lt;Frage&gt;</text:p>
      <text:p text:style-name="Standard">bspw. „Scratch wie groß ist die Bühne“</text:p>
      <text:p text:style-name="Standard">- &lt;Programmiersprache&gt; Hello world</text:p>
      <text:p text:style-name="Standard">- &lt;Programmiersprache&gt; Tutorial</text:p>
      <text:p text:style-name="Standard">- &lt;Programmiersprache&gt; Referenz</text:p>
      <text:p text:style-name="Standard"/>
      <text:p text:style-name="Standard">Zeigen:</text:p>
      <text:p text:style-name="Standard">Figur erstellen. Figur unsichtbar machen und nach vorne kommen lassen.</text:p>
      <text:p text:style-name="Standard">Aufgabe:</text:p>
      <text:p text:style-name="Standard"><text:soft-page-break/>Erklärbildschirm, Start bei Leertaste, Game-Over-Screen.</text:p>
      <text:p text:style-name="Standard"/>
      <text:p text:style-name="Standard">Boolean haben wir schon: Wahr/Falsch haben wir bei „Falls“ . </text:p>
      <text:p text:style-name="Standard">Was ist ein String?</text:p>
      <text:p text:style-name="Standard"/>
      <text:p text:style-name="Standard">- habt ihr schon „Falls“ eingesetzt</text:p>
      <text:p text:style-name="Standard">- habt ihr schon mit Operatoren gearbeitet</text:p>
      <text:p text:style-name="Standard">- habt ihr schon „habt ihr schon Wiederhole fortlaufend“ eingesetzt?</text:p>
      <text:p text:style-name="Standard"><text:tab/>Es gibt auch ein Wiederhole X mal und ein Wiederhole bis. Bei Wiederhole bis verwenden wir dieselbe Art von Bedingung wie bei Falls: bspw. &lt;, &gt; oder = </text:p>
      <text:p text:style-name="Standard">- habt ihr schon Variablen angelegt wie Punktestand</text:p>
      <text:p text:style-name="Standard"/>
      <text:p text:style-name="Standard">- habt ihr schon Fragen Stellen lassen?</text:p>
      <text:p text:style-name="Standard">- wo braucht ihr die?</text:p>
      <text:p text:style-name="Standard">- habt ihr schon mit Antworten gearbeitet?</text:p>
      <text:p text:style-name="Standard">- wo braucht ihr die?</text:p>
      <text:p text:style-name="Standard">- habt ihr schon mit Zufallszahlen gearbeitet?</text:p>
      <text:p text:style-name="Standard">- wo braucht ihr die?</text:p>
      <text:p text:style-name="Standard">- Datentyp Zahl=&gt;Integer, Falls=&gt;Boolean, </text:p>
      <text:p text:style-name="Standard">- Es gibt auch ein Datentyp Text, genannt String</text:p>
      <text:p text:style-name="Standard">- Wer hat schon einen Game Over Screen?</text:p>
      <text:p text:style-name="Standard">- Wer hat schon Punkte?</text:p>
      <text:p text:style-name="Standard">- Wer kann mir sagen wie groß die Bühne ist?</text:p>
      <text:p text:style-name="Standard">* Ungewöhnlich: Koordinatensystem</text:p>
      <text:p text:style-name="Standard">- Wer hat Kollisionserkennung?</text:p>
      <text:p text:style-name="Standard">- Wer kann drehen und bewegen?</text:p>
      <text:p text:style-name="Standard">- Hat jemand eine Figur schon animiert?</text:p>
      <text:p text:style-name="Standard">- Konnte jemand laden?</text:p>
      <text:p text:style-name="Standard">- Mag jemand was zeigen?</text:p>
      <text:p text:style-name="Standard">- Kann schon jemand hüpfen?</text:p>
      <text:p text:style-name="Standard"/>
      <text:p text:style-name="Standard">- Sidescroller: Prinzip: Weg vom Background.</text:p>
      <text:p text:style-name="Standard">- Andere Programmiersprachen: Haben Zeilen Text statt Blöcke, sind englisch und haben nur</text:p>
      <text:p text:style-name="Standard">einen Ablauf, also einen Skriptbereich, nicht einen Skriptbereich pro Figur. Klonen ist daher auch ein Kopieren. Dafür können Funktionen Werte direkt zurückliefern und es gibt Bibliotheken. </text:p>
      <text:p text:style-name="Standard">Aufgabe: Game over screen mit Namen</text:p>
      <text:p text:style-name="Standard"/>
      <text:h text:style-name="Heading_20_4" text:outline-level="4">Stunde 2: Figuranimation</text:h>
      <text:h text:style-name="Heading_20_4" text:outline-level="4">Stunde 3: Inkscape, Gimp</text:h>
      <text:p text:style-name="Standard"/>
      <text:p text:style-name="Text_20_body">Gimp: Füllen, Zuschneiden, Resize, Ebenen. Seitenverhältnis</text:p>
      <text:p text:style-name="Text_20_body">Inkscape: Formen hinzufügen, Eigenschaften, Gruppieren, Löschen</text:p>
      <text:h text:style-name="Heading_20_4" text:outline-level="4">Stunde 4: Weitere Tools</text:h>
      <text:p text:style-name="Text_20_body">Audacity: Mit <text:s/><text:a xlink:type="simple" xlink:href="https://www.audacityteam.org/download/mac/" text:style-name="Internet_20_link" text:visited-style-name="Visited_20_Internet_20_Link">https://www.audacityteam.org/</text:a> <text:s/><text:a xlink:type="simple" xlink:href="https://opengameart.org/content/zombies-sound-pack" text:style-name="Internet_20_link" text:visited-style-name="Visited_20_Internet_20_Link">https://opengameart.org/content/zombies-sound-</text:a><text:a xlink:type="simple" xlink:href="https://opengameart.org/content/zombies-sound-pack" text:style-name="Internet_20_link" text:visited-style-name="Visited_20_Internet_20_Link">pack</text:a> WAV signiert 16 bit PCM</text:p>
      <text:p text:style-name="Text_20_body"><text:a xlink:type="simple" xlink:href="https://opengameart.org/content/platformer-animations" text:style-name="Internet_20_link" text:visited-style-name="Visited_20_Internet_20_Link">https://opengameart.org/content/platformer-animations</text:a> </text:p>
      <text:p text:style-name="Text_20_body"><text:soft-page-break/>Blender: Don‘t try this at home</text:p>
      <text:p text:style-name="Text_20_body"><text:a xlink:type="simple" xlink:href="https://www.piskelapp.com/" text:style-name="Internet_20_link" text:visited-style-name="Visited_20_Internet_20_Link">https://www.piskelapp.com/</text:a> </text:p>
      <text:p text:style-name="Text_20_body"/>
      <text:h text:style-name="Heading_20_2" text:outline-level="2">Nachbereitung</text:h>
      <text:p text:style-name="Text_20_body"><text:tab/>Raspi setzen auf raspi-config localization timezone europe/berlin</text:p>
      <text:h text:style-name="Heading_20_2" text:outline-level="2">Veranstaltung 3: Quellen nutzen.</text:h>
      <text:p text:style-name="Text_20_body">Boolean und String! Vektorbilder vs. Fotos. Andere Programmiersprachen!.</text:p>
      <text:h text:style-name="Heading_20_3" text:outline-level="3">Materialien</text:h>
      <text:h text:style-name="Heading_20_3" text:outline-level="3">Zusammenfassung</text:h>
      <text:h text:style-name="Heading_20_4" text:outline-level="4">Stunde 1: Boolean und String</text:h>
      <text:p text:style-name="Standard">4. Erste Runde: Neuer Variablentyp: Boolean und String</text:p>
      <text:p text:style-name="Standard">4.1 Theorie: was ist eine Plattform? Welche Programmiersprachen passen zu welcher Plattform?</text:p>
      <text:p text:style-name="Standard"><text:a xlink:type="simple" xlink:href="https://en.wikipedia.org/wiki/Programming_languages_used_in_most_popular_websites" text:style-name="Internet_20_link" text:visited-style-name="Visited_20_Internet_20_Link">https://en.wikipedia.org/wiki/Programming_languages_used_in_most_popular_websites</text:a></text:p>
      <text:p text:style-name="Standard"><text:a xlink:type="simple" xlink:href="https://lerneprogrammieren.de/uebersicht-ueber-die-programmiersprachen/" text:style-name="Internet_20_link" text:visited-style-name="Visited_20_Internet_20_Link">https://lerneprogrammieren.de/uebersicht-ueber-die-programmiersprachen/</text:a></text:p>
      <text:p text:style-name="Standard"><text:a xlink:type="simple" xlink:href="https://www.tiobe.com/tiobe-index/" text:style-name="Internet_20_link" text:visited-style-name="Visited_20_Internet_20_Link">https://www.tiobe.com/tiobe-index/</text:a> <text:s/></text:p>
      <text:p text:style-name="Standard">Web <text:a xlink:type="simple" xlink:href="https://w3techs.com/technologies/overview/programming_language/all" text:style-name="Internet_20_link" text:visited-style-name="Visited_20_Internet_20_Link">https://w3techs.com/technologies/overview/programming_language/all</text:a> </text:p>
      <text:p text:style-name="Standard">Pygame, Stencyl, Adventure Game Studio?? (Win), Blender (schwer), Godot (instabil)</text:p>
      <text:p text:style-name="Standard">Unity, Unreal, Cafu? <text:a xlink:type="simple" xlink:href="http://jmonkeyengine.org/" text:style-name="Internet_20_link" text:visited-style-name="Visited_20_Internet_20_Link">http://jmonkeyengine.org/</text:a> ?, <text:a xlink:type="simple" xlink:href="https://de.wikipedia.org/wiki/Liste_von_Spiel-Engines" text:style-name="Internet_20_link" text:visited-style-name="Visited_20_Internet_20_Link">https://de.wikipedia.org/wiki/Liste_von_Spiel-Engines</text:a> </text:p>
      <text:p text:style-name="Standard">Processing, VVVV </text:p>
      <text:list xml:id="list1577211126" text:style-name="L8">
        <text:list-item>
          <text:p text:style-name="P51">Jump&amp;Run Tutorial <text:a xlink:type="simple" xlink:href="https://www.youtube.com/watch?v=TCrJQGUpDAY" text:style-name="Internet_20_link" text:visited-style-name="Visited_20_Internet_20_Link">https://www.youtube.com/watch?v=TCrJQGUpDAY</text:a> <text:s/></text:p>
        </text:list-item>
        <text:list-item>
          <text:p text:style-name="P51">3d games <text:a xlink:type="simple" xlink:href="https://www.youtube.com/watch?v=KJtNyVoZq_s" text:style-name="Internet_20_link" text:visited-style-name="Visited_20_Internet_20_Link">https://www.youtube.com/watch?v=KJtNyVoZq_s</text:a> u.a. minecraft <text:a xlink:type="simple" xlink:href="https://scratch.mit.edu/projects/20689745/" text:style-name="Internet_20_link" text:visited-style-name="Visited_20_Internet_20_Link">https://scratch.mit.edu/projects/20689745/</text:a> </text:p>
        </text:list-item>
        <text:list-item>
          <text:p text:style-name="P51">Papierprototypen <text:a xlink:type="simple" xlink:href="https://vimeo.com/78420129" text:style-name="Internet_20_link" text:visited-style-name="Visited_20_Internet_20_Link">https://vimeo.com/78420129</text:a> <text:s/></text:p>
        </text:list-item>
      </text:list>
      <text:h text:style-name="Heading_20_4" text:outline-level="4"/>
      <text:h text:style-name="Heading_20_4" text:outline-level="4">Stunde 2: Was darf ich?</text:h>
      <text:p text:style-name="Text_20_body">Lizenztypen</text:p>
      <text:p text:style-name="Text_20_body">Lizenzmatrix</text:p>
      <text:p text:style-name="Text_20_body">Pollev</text:p>
      <text:p text:style-name="Text_20_body">Wie teste ich eine Spielidee?</text:p>
      <text:h text:style-name="Heading_20_4" text:outline-level="4">Stunde 3: Quellen</text:h>
      <text:p text:style-name="Text_20_body"/>
      <text:h text:style-name="Heading_20_4" text:outline-level="4"><text:soft-page-break/>Stunde 4</text:h>
      <text:h text:style-name="Heading_20_3" text:outline-level="3">Details</text:h>
      <text:h text:style-name="Heading_20_4" text:outline-level="4">Stunde 1: Boolean und String</text:h>
      <text:p text:style-name="Standard">Welche Programmiersprachen passen zu welcher Plattform?</text:p>
      <text:p text:style-name="Standard"><text:a xlink:type="simple" xlink:href="https://en.wikipedia.org/wiki/Programming_languages_used_in_most_popular_websites" text:style-name="Internet_20_link" text:visited-style-name="Visited_20_Internet_20_Link">https://en.wikipedia.org/wiki/Programming_languages_used_in_most_popular_websites</text:a></text:p>
      <text:p text:style-name="Standard"><text:a xlink:type="simple" xlink:href="https://lerneprogrammieren.de/uebersicht-ueber-die-programmiersprachen/" text:style-name="Internet_20_link" text:visited-style-name="Visited_20_Internet_20_Link">https://lerneprogrammieren.de/uebersicht-ueber-die-programmiersprachen/</text:a></text:p>
      <text:h text:style-name="Heading_20_4" text:outline-level="4">Stunde 2: Lizenzen</text:h>
      <text:p text:style-name="Text_20_body"><text:a xlink:type="simple" xlink:href="https://www.youtube.com/watch?v=YAoNy2wbXIg" text:style-name="Internet_20_link" text:visited-style-name="Visited_20_Internet_20_Link">https://www.youtube.com/watch?v=YAoNy2wbXIg</text:a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19">Nutzungsrecht</text:p>
            </table:table-cell>
            <table:table-cell table:style-name="Table1.A1" office:value-type="string">
              <text:p text:style-name="P19">APL</text:p>
            </table:table-cell>
            <table:table-cell table:style-name="Table1.A1" office:value-type="string">
              <text:p text:style-name="P19">GPL</text:p>
            </table:table-cell>
            <table:table-cell table:style-name="Table1.A1" office:value-type="string">
              <text:p text:style-name="P19">MIT</text:p>
            </table:table-cell>
            <table:table-cell table:style-name="Table1.A1" office:value-type="string">
              <text:p text:style-name="P19">BSD</text:p>
            </table:table-cell>
            <table:table-cell table:style-name="Table1.A1" office:value-type="string">
              <text:p text:style-name="P19">Copyright</text:p>
            </table:table-cell>
            <table:table-cell table:style-name="Table1.A1" office:value-type="string">
              <text:p text:style-name="P19">CC By</text:p>
            </table:table-cell>
            <table:table-cell table:style-name="Table1.A1" office:value-type="string">
              <text:p text:style-name="P19">CC SA</text:p>
            </table:table-cell>
            <table:table-cell table:style-name="Table1.A1" office:value-type="string">
              <text:p text:style-name="P19">CC 0</text:p>
            </table:table-cell>
            <table:table-cell table:style-name="Table1.A1" office:value-type="string">
              <text:p text:style-name="P19">CC ND</text:p>
            </table:table-cell>
            <table:table-cell table:style-name="Table1.A1" office:value-type="string">
              <text:p text:style-name="P19">CC NC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darf kostenlos benutz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*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</table:table-row>
        <table:table-row table:style-name="Table1.3">
          <table:table-cell table:style-name="Table1.A1" office:value-type="string">
            <text:p text:style-name="Table_20_Contents">darf kostenlos weitergeb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</table:table-row>
        <table:table-row table:style-name="Table1.1">
          <table:table-cell table:style-name="Table1.A1" office:value-type="string">
            <text:p text:style-name="Table_20_Contents">darf veränder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1.3">
          <table:table-cell table:style-name="Table1.A1" office:value-type="string">
            <text:p text:style-name="Table_20_Contents">darf weitergeben und Geld verlang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1.1">
          <table:table-cell table:style-name="Table1.A1" office:value-type="string">
            <text:p text:style-name="Table_20_Contents">muss unter derselben Lizen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1.3">
          <table:table-cell table:style-name="Table1.A1" office:value-type="string">
            <text:p text:style-name="Table_20_Contents">muss Angeben von we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</table:table>
      <text:p text:style-name="Text_20_body"><text:a xlink:type="simple" xlink:href="https://github.com/jstaerk/didakten/wiki/License-Matrix" text:style-name="Internet_20_link" text:visited-style-name="Visited_20_Internet_20_Link">https://github.com/jstaerk/didakten/wiki/License-Matrix</text:a> </text:p>
      <text:p text:style-name="Text_20_body">Polleverywhere: Einloggen, Umfrage auswählen, Presentation view aufklappen, Activate Icon auswählen, Auf ersten Bildschirm wechseln, Vollbild auswählen</text:p>
      <text:h text:style-name="Heading_20_4" text:outline-level="4">Stunde 3: Quellen</text:h>
      <text:p text:style-name="Text_20_body"/>
      <text:p text:style-name="Text_20_body"><text:a xlink:type="simple" xlink:href="https://openclipart.org/" text:style-name="Internet_20_link" text:visited-style-name="Visited_20_Internet_20_Link">https://openclipart.org/</text:a></text:p>
      <text:p text:style-name="Text_20_body"><text:a xlink:type="simple" xlink:href="https://www.pexels.com/" text:style-name="Internet_20_link" text:visited-style-name="Visited_20_Internet_20_Link">https://www.pexels.com/</text:a> </text:p>
      <text:p text:style-name="Text_20_body"><text:a xlink:type="simple" xlink:href="https://videos.pexels.com/" text:style-name="Internet_20_link" text:visited-style-name="Visited_20_Internet_20_Link">https://videos.pexels.com/</text:a> </text:p>
      <text:p text:style-name="Text_20_body"><text:a xlink:type="simple" xlink:href="https://opengameart.org/" text:style-name="Internet_20_link" text:visited-style-name="Visited_20_Internet_20_Link">https://opengameart.org</text:a></text:p>
      <text:p text:style-name="Text_20_body">Kommerziell: <text:a xlink:type="simple" xlink:href="https://www.gameart2d.com/" text:style-name="Internet_20_link" text:visited-style-name="Visited_20_Internet_20_Link">https://www.gameart2d.com/</text:a> </text:p>
      <text:p text:style-name="Text_20_body"/>
      <text:p text:style-name="Text_20_body"><text:a xlink:type="simple" xlink:href="https://github.com/jstaerk/didakten/wiki/Resources" text:style-name="Internet_20_link" text:visited-style-name="Visited_20_Internet_20_Link">https://github.com/jstaerk/didakten/wiki/Resources</text:a> </text:p>
      <text:h text:style-name="Heading_20_4" text:outline-level="4">Stunde 4</text:h>
      <text:h text:style-name="Heading_20_4" text:outline-level="4"/>
      <text:p text:style-name="Standard">Was ist eine Lizenz?</text:p>
      <text:p text:style-name="Standard">Quellen ziehen</text:p>
      <text:p text:style-name="Standard"><text:soft-page-break/></text:p>
      <text:p text:style-name="Standard"/>
      <text:p text:style-name="Standard">30-45min</text:p>
      <text:p text:style-name="Standard">Quellen im Internet</text:p>
      <text:p text:style-name="Standard">Openclipart.net</text:p>
      <text:p text:style-name="Standard"/>
      <text:p text:style-name="Standard"/>
      <text:p text:style-name="Standard">Was ist ein Framework? Was ist eine Game Engine</text:p>
      <text:p text:style-name="Text_20_body">Neue Variablentyp:Liste=Array. Länge einer Liste ist nicht Länge des Strings.Details</text:p>
      <text:p text:style-name="Text_20_body"/>
      <text:p text:style-name="Standard">Was ist eine Lizenz?</text:p>
      <text:p text:style-name="Standard">Welche Arten von Lizenzen gibt es?</text:p>
      <text:p text:style-name="Standard">Quellen ziehen</text:p>
      <text:p text:style-name="Standard"/>
      <text:p text:style-name="Standard">Was ist ein Framework? Was ist eine Game Engine</text:p>
      <text:p text:style-name="Standard">Neue Variablentyp:Liste=Array. Länge einer Liste ist nicht Länge des Strings.</text:p>
      <text:h text:style-name="Heading_20_2" text:outline-level="2">Veranstaltung 4</text:h>
      <text:h text:style-name="Heading_20_3" text:outline-level="3">Materialien</text:h>
      <text:h text:style-name="Heading_20_3" text:outline-level="3">Zusammenfassung</text:h>
      <text:p text:style-name="Standard"/>
      <text:h text:style-name="Heading_20_4" text:outline-level="4">Stunde 1</text:h>
      <text:h text:style-name="Heading_20_4" text:outline-level="4">Stunde 2: Präsentation</text:h>
      <text:h text:style-name="Heading_20_4" text:outline-level="4">Stunde 3: Weiterführend</text:h>
      <text:h text:style-name="Heading_20_4" text:outline-level="4">Stunde 4: Noch Fragen?</text:h>
      <text:h text:style-name="Heading_20_3" text:outline-level="3">Details</text:h>
      <text:p text:style-name="Standard"/>
      <text:h text:style-name="Heading_20_4" text:outline-level="4">Stunde 1</text:h>
      <text:h text:style-name="Heading_20_4" text:outline-level="4">Stunde 2: Präsentation</text:h>
      <text:h text:style-name="Heading_20_4" text:outline-level="4">Stunde 3: Weiterführend</text:h>
      <text:p text:style-name="P6"><text:span text:style-name="T2">Youtube „pygame shooter“ </text:span>Pygame Shooter Tutorial</text:p>
      <text:p text:style-name="P5"><text:a xlink:type="simple" xlink:href="https://www.youtube.com/watch" text:style-name="Internet_20_link" text:visited-style-name="Visited_20_Internet_20_Link">https://www.youtube.com/watch</text:a><text:a xlink:type="simple" xlink:href="https://www.youtube.com/watch?v=BBfomgOLuww&amp;list=PLBv6qGls7_aSLIpPo0HsP1HR4CamU7lqL&amp;index=18" text:style-name="Internet_20_link" text:visited-style-name="Visited_20_Internet_20_Link">?</text:a><text:a xlink:type="simple" xlink:href="https://www.youtube.com/watch?v=BBfomgOLuww&amp;list=PLBv6qGls7_aSLIpPo0HsP1HR4CamU7lqL&amp;index=18" text:style-name="Internet_20_link" text:visited-style-name="Visited_20_Internet_20_Link">v=BBfomgOLuww&amp;list=PLBv6qGls7_aSLIpPo0HsP1HR4CamU7lqL&amp;index=18</text:a> </text:p>
      <text:p text:style-name="P5"/>
      <text:h text:style-name="Heading_20_1" text:outline-level="1"><text:soft-page-break/>Nachtrag</text:h>
      <text:p text:style-name="P16">50gb/Monat haben gereicht</text:p>
      <text:p text:style-name="P8">Game development <text:a xlink:type="simple" xlink:href="https://www.youtube.com/watch?v=ujOTNg17LjI&amp;list=PLQVvvaa0QuDdLkP8MrOXLe_rKuf6r80KO" text:style-name="Internet_20_link" text:visited-style-name="Visited_20_Internet_20_Link">https://www.youtube.com/watch?v=ujOTNg17LjI&amp;list=PLQVvvaa0QuDdLkP8MrOXLe_rKuf6r80KO</text:a> </text:p>
      <text:p text:style-name="P8"/>
      <text:p text:style-name="P17">Godot <text:span text:style-name="T6">2d tutorial</text:span> <text:a xlink:type="simple" xlink:href="https://www.youtube.com/watch?v=wETY5_9kFtA" text:style-name="Internet_20_link" text:visited-style-name="Visited_20_Internet_20_Link">https://www.youtube.com/watch?v=wETY5_9kFtA</text:a> </text:p>
      <text:p text:style-name="P18">showcase <text:a xlink:type="simple" xlink:href="https://www.youtube.com/watch?v=UTAeDoRIHaA" text:style-name="Internet_20_link" text:visited-style-name="Visited_20_Internet_20_Link">https://www.youtube.com/watch?v=UTAeDoRIHaA</text:a> </text:p>
      <text:p text:style-name="P18">3d <text:s/><text:a xlink:type="simple" xlink:href="https://www.youtube.com/watch?v=-D-IcbsdT04" text:style-name="Internet_20_link" text:visited-style-name="Visited_20_Internet_20_Link">https://www.youtube.com/watch?v=-D-IcbsdT04</text:a> </text:p>
      <text:p text:style-name="P8"/>
      <text:p text:style-name="P9">Python space invaders <text:a xlink:type="simple" xlink:href="https://www.youtube.com/watch?v=crV6T3piwHQ" text:style-name="Internet_20_link" text:visited-style-name="Visited_20_Internet_20_Link">https://www.youtube.com/watch?v=crV6T3piwHQ</text:a> <text:s/><text:a xlink:type="simple" xlink:href="https://www.youtube.com/watch?v=QvtlEj_T55o&amp;list=PLlEgNdBJEO-lqvqL5nNNZC6KoRdSrhQwK" text:style-name="Internet_20_link" text:visited-style-name="Visited_20_Internet_20_Link">https://www.youtube.com/watch?v=QvtlEj_T55o&amp;list=PLlEgNdBJEO-lqvqL5nNNZC6KoRdSrhQwK</text:a> </text:p>
      <text:p text:style-name="P10">space war <text:a xlink:type="simple" xlink:href="https://www.youtube.com/watch?v=Ak1IDnP5IrI&amp;index=1&amp;list=PLlEgNdBJEO-muprNCDYiKLZ-Kc3-p8thS" text:style-name="Internet_20_link" text:visited-style-name="Visited_20_Internet_20_Link">https://www.youtube.com/watch?v=Ak1IDnP5IrI&amp;index=1&amp;list=PLlEgNdBJEO-muprNCDYiKLZ-Kc3-p8thS</text:a> </text:p>
      <text:p text:style-name="P9"><text:a xlink:type="simple" xlink:href="http://christianthompson.com/" text:style-name="Internet_20_link" text:visited-style-name="Visited_20_Internet_20_Link">http://christianthompson.com/</text:a></text:p>
      <text:p text:style-name="P9"/>
      <text:p text:style-name="P9"><text:span text:style-name="T3">snake in 5 min </text:span><text:a xlink:type="simple" xlink:href="https://www.youtube.com/watch?v=rbasThWVb-c" text:style-name="Internet_20_link" text:visited-style-name="Visited_20_Internet_20_Link">https://www.youtube.com/watch?v=rbasThWVb-c</text:a> </text:p>
      <text:p text:style-name="P7">Making Sprites</text:p>
      <text:p text:style-name="P5"><text:a xlink:type="simple" xlink:href="https://www.youtube.com/watch?v=jMe7xQACb8U" text:style-name="Internet_20_link" text:visited-style-name="Visited_20_Internet_20_Link">https://www.youtube.com/watch?v=jMe7xQACb8U</text:a></text:p>
      <text:p text:style-name="P5"/>
      <text:p text:style-name="P41">HTML</text:p>
      <text:p text:style-name="P41">Interessant war: quelltext sehen, Quelltext mit Chrome bearbeiten können, Seite auf <text:a xlink:type="simple" xlink:href="https://jsfiddle.net/" text:style-name="Internet_20_link" text:visited-style-name="Visited_20_Internet_20_Link">https://jsfiddle.net/</text:a> <text:s/>vereinfacht hochladen</text:p>
      <text:p text:style-name="P5"><text:a xlink:type="simple" xlink:href="https://cssclass.es/" text:style-name="Internet_20_link" text:visited-style-name="Visited_20_Internet_20_Link">https://cssclass.es/</text:a> </text:p>
      <text:p text:style-name="P5"/>
      <text:p text:style-name="Text_20_body"/>
      <text:p text:style-name="Text_20_body"><text:a xlink:type="simple" xlink:href="https://gamedev.stackexchange.com/" text:style-name="Internet_20_link" text:visited-style-name="Visited_20_Internet_20_Link">https://gamedev.stackexchange.com</text:a> </text:p>
      <text:p text:style-name="Text_20_body">Open source software. Spielengines bspw. <text:a xlink:type="simple" xlink:href="https://de.wikipedia.org/wiki/Liste_von_Spiel-Engines" text:style-name="Internet_20_link" text:visited-style-name="Visited_20_Internet_20_Link">https://de.wikipedia.org/wiki/Liste_von_Spiel-Engines</text:a> </text:p>
      <text:p text:style-name="Text_20_body">Webbasiert: <text:a xlink:type="simple" xlink:href="https://github.com/collections/javascript-game-engines" text:style-name="Internet_20_link" text:visited-style-name="Visited_20_Internet_20_Link">https://github.com/collections/javascript-game-engines</text:a> </text:p>
      <text:p text:style-name="Text_20_body"><text:a xlink:type="simple" xlink:href="http://js13kgames.com/" text:style-name="Internet_20_link" text:visited-style-name="Visited_20_Internet_20_Link">http://js13kgames.com/</text:a> </text:p>
      <text:p text:style-name="Text_20_body">HPI <text:a xlink:type="simple" xlink:href="https://open.hpi.de/courses/pythonjunior-mint-ec-2018" text:style-name="Internet_20_link" text:visited-style-name="Visited_20_Internet_20_Link">https://open.hpi.de/courses/pythonjunior-mint-ec-2018</text:a> und <text:a xlink:type="simple" xlink:href="https://open.hpi.de/courses/javaeinstieg-mint-ec-2018" text:style-name="Internet_20_link" text:visited-style-name="Visited_20_Internet_20_Link">https://open.hpi.de/courses/javaeinstieg-mint-ec-2018</text:a> </text:p>
      <text:p text:style-name="Text_20_body"/>
      <text:p text:style-name="Text_20_body">Wie wars: Pollev</text:p>
      <text:p text:style-name="P11">simple opensource games</text:p>
      <text:p text:style-name="Text_20_body"><text:a xlink:type="simple" xlink:href="https://github.com/leereilly/games" text:style-name="Internet_20_link" text:visited-style-name="Visited_20_Internet_20_Link">https://github.com/leereilly/games</text:a> </text:p>
      <text:p text:style-name="P13"><text:span text:style-name="T4">Scratch buch </text:span><text:a xlink:type="simple" xlink:href="https://scratch-dach.info/wiki/Scratch-Wiki:Scratch_Buch/Entwurf_2" text:style-name="Internet_20_link" text:visited-style-name="Visited_20_Internet_20_Link">https://scratch-dach.info/wiki/Scratch-Wiki:Scratch_Buch/Entwurf_2</text:a> </text:p>
      <text:h text:style-name="Heading_20_2" text:outline-level="2"><text:soft-page-break/>Pollev Fragen</text:h>
      <text:h text:style-name="Heading_20_3" text:outline-level="3">V1</text:h>
      <text:list xml:id="list3569144688" text:style-name="L9">
        <text:list-item>
          <text:p text:style-name="P27">Was habt ihr für Hobbies? <text:span text:style-name="T5">Offen 16 Antworten</text:span></text:p>
        </text:list-item>
        <text:list-item>
          <text:p text:style-name="P27">Was interessiert euch am Programmieren? <text:span text:style-name="T5">Multiple choice, 11 Antworten</text:span></text:p>
          <text:list>
            <text:list-item>
              <text:p text:style-name="P27">Gestaltung und Design</text:p>
            </text:list-item>
            <text:list-item>
              <text:p text:style-name="P33">Web</text:p>
            </text:list-item>
            <text:list-item>
              <text:p text:style-name="P33">Smartphone</text:p>
            </text:list-item>
            <text:list-item>
              <text:p text:style-name="P33">PC und Mac</text:p>
            </text:list-item>
            <text:list-item>
              <text:p text:style-name="P33">Spiele</text:p>
            </text:list-item>
            <text:list-item>
              <text:p text:style-name="P33">Anwendung</text:p>
            </text:list-item>
            <text:list-item>
              <text:p text:style-name="P33">Kommunikation</text:p>
            </text:list-item>
            <text:list-item>
              <text:p text:style-name="P33">Social media</text:p>
            </text:list-item>
          </text:list>
        </text:list-item>
        <text:list-item>
          <text:p text:style-name="P27">Gibt es etwas was ihr schon immer mal programmieren wolltet? <text:span text:style-name="T5">Offen 18</text:span></text:p>
          <text:list>
            <text:list-item>
              <text:p text:style-name="P27"/>
            </text:list-item>
          </text:list>
        </text:list-item>
        <text:list-item>
          <text:p text:style-name="P28">Ich möchte lieber <text:span text:style-name="T5">Multiple choice, 12 Antworten</text:span></text:p>
          <text:list>
            <text:list-item>
              <text:p text:style-name="P33">Erst wissen worum es geht und dann ausprobieren</text:p>
            </text:list-item>
            <text:list-item>
              <text:p text:style-name="P33">Erst ausprobieren und dann den Rest erklärt bekommen</text:p>
            </text:list-item>
          </text:list>
        </text:list-item>
        <text:list-item>
          <text:p text:style-name="P28">Ich wurde hierher geschickt von <text:span text:style-name="T5">Multiple choice, 11 Antworten</text:span></text:p>
          <text:list>
            <text:list-item>
              <text:p text:style-name="P33">Familienangehörigen</text:p>
            </text:list-item>
            <text:list-item>
              <text:p text:style-name="P33">Freunden</text:p>
            </text:list-item>
            <text:list-item>
              <text:p text:style-name="P33">Von niemandem, es war meine eigene Idee</text:p>
            </text:list-item>
          </text:list>
        </text:list-item>
        <text:list-item>
          <text:p text:style-name="P28">Ich habe <text:span text:style-name="T5">Multiple choice, 12 Antworten</text:span></text:p>
          <text:list>
            <text:list-item>
              <text:p text:style-name="P33">Ein Smartphone</text:p>
            </text:list-item>
            <text:list-item>
              <text:p text:style-name="P33">Ein Tablet</text:p>
            </text:list-item>
            <text:list-item>
              <text:p text:style-name="P33">Ein Laptop</text:p>
            </text:list-item>
            <text:list-item>
              <text:p text:style-name="P33">Zuhause leider kein Zugriff auf einen PC, Mac, oder Laptop</text:p>
            </text:list-item>
            <text:list-item>
              <text:p text:style-name="P33">Zuhause leider gerade kein Internet</text:p>
            </text:list-item>
          </text:list>
        </text:list-item>
        <text:list-item>
          <text:p text:style-name="P28">Ich kann <text:span text:style-name="T5">Multiple choice, 12 Antworten</text:span></text:p>
          <text:list>
            <text:list-item>
              <text:p text:style-name="P34">Noch nicht programmieren (dann bist du hier richtig)</text:p>
            </text:list-item>
            <text:list-item>
              <text:p text:style-name="P34">So ein bisschen programmieren (dann lernst du noch was)</text:p>
            </text:list-item>
            <text:list-item>
              <text:p text:style-name="P34">Schon richtig gut programmieren (dann musst du anderen helfen)</text:p>
            </text:list-item>
          </text:list>
        </text:list-item>
        <text:list-item>
          <text:p text:style-name="P27">Falls schon jemand programmieren kann in welchen Programmiersprachen habt ihr gearbeitet? <text:span text:style-name="T5">Offen 4 Antworten</text:span></text:p>
          <text:list>
            <text:list-item>
              <text:p text:style-name="P34">Scratch</text:p>
            </text:list-item>
            <text:list-item>
              <text:p text:style-name="P34">PHP</text:p>
            </text:list-item>
            <text:list-item>
              <text:p text:style-name="P34"><text:soft-page-break/>Python</text:p>
            </text:list-item>
            <text:list-item>
              <text:p text:style-name="P34">C++</text:p>
            </text:list-item>
            <text:list-item>
              <text:p text:style-name="P34">C#</text:p>
            </text:list-item>
            <text:list-item>
              <text:p text:style-name="P34">Java</text:p>
            </text:list-item>
            <text:list-item>
              <text:p text:style-name="P34">Ruby</text:p>
            </text:list-item>
            <text:list-item>
              <text:p text:style-name="P34">Javascript</text:p>
            </text:list-item>
            <text:list-item>
              <text:p text:style-name="P34">NodeJS</text:p>
            </text:list-item>
            <text:list-item>
              <text:p text:style-name="P34">Andere</text:p>
            </text:list-item>
          </text:list>
        </text:list-item>
      </text:list>
      <text:h text:style-name="Heading_20_3" text:outline-level="3">V2</text:h>
      <text:list xml:id="list3947348210" text:style-name="L10">
        <text:list-item>
          <text:p text:style-name="P29">War es eine gute Idee euch herzuschicken? <text:span text:style-name="T5">Multiple choice, 6 Antworten</text:span></text:p>
          <text:list>
            <text:list-item>
              <text:p text:style-name="P29">Grauenhaft, ich habe es bereut darauf zu hören</text:p>
            </text:list-item>
            <text:list-item>
              <text:p text:style-name="P29">Ging so</text:p>
            </text:list-item>
            <text:list-item>
              <text:p text:style-name="P35">So mittelgut</text:p>
            </text:list-item>
            <text:list-item>
              <text:p text:style-name="P35">Gute Idee</text:p>
            </text:list-item>
            <text:list-item>
              <text:p text:style-name="P35">Best! Idea! Ever!</text:p>
            </text:list-item>
          </text:list>
        </text:list-item>
        <text:list-item>
          <text:p text:style-name="P29">Wollt ihr mehr Aufgaben? <text:span text:style-name="T5">Multiple choice, 6 Antworten</text:span></text:p>
          <text:list>
            <text:list-item>
              <text:p text:style-name="P35">Ja</text:p>
            </text:list-item>
            <text:list-item>
              <text:p text:style-name="P35">Nein, lass mich erst mein Spiel beenden</text:p>
            </text:list-item>
          </text:list>
        </text:list-item>
        <text:list-item>
          <text:p text:style-name="P29">Wie viel Zeit sollen wir heute in Theorie investieren? <text:span text:style-name="T5">Multiple choice, 5 Antworten</text:span></text:p>
          <text:list>
            <text:list-item>
              <text:p text:style-name="P35">1h</text:p>
            </text:list-item>
            <text:list-item>
              <text:p text:style-name="P35">2h</text:p>
            </text:list-item>
            <text:list-item>
              <text:p text:style-name="P35">3h</text:p>
            </text:list-item>
            <text:list-item>
              <text:p text:style-name="P35">4h</text:p>
            </text:list-item>
          </text:list>
        </text:list-item>
        <text:list-item>
          <text:p text:style-name="P29">Habt ihr schon „falls“ verwendet? <text:span text:style-name="T5">Multiple choice, 11 Antworten</text:span></text:p>
          <text:list>
            <text:list-item>
              <text:p text:style-name="P35">Ja</text:p>
            </text:list-item>
            <text:list-item>
              <text:p text:style-name="P35">Nein</text:p>
            </text:list-item>
          </text:list>
        </text:list-item>
        <text:list-item>
          <text:p text:style-name="P30">Habt ihr schon mit Operatoren gearbeitet? <text:span text:style-name="T5">Multiple choice, 11 Antworten</text:span></text:p>
          <text:list>
            <text:list-item>
              <text:p text:style-name="P35">Ja</text:p>
            </text:list-item>
            <text:list-item>
              <text:p text:style-name="P35">Nein<text:tab/></text:p>
            </text:list-item>
            <text:list-item>
              <text:p text:style-name="P35">Was war das noch gleich?</text:p>
            </text:list-item>
          </text:list>
        </text:list-item>
        <text:list-item>
          <text:p text:style-name="P29">Habt ihr schon „Wiederhole fortlaufend“ eingesetzt? <text:span text:style-name="T5">Multiple choice, 10 Antworten</text:span></text:p>
          <text:list>
            <text:list-item>
              <text:p text:style-name="P35">Ja</text:p>
            </text:list-item>
            <text:list-item>
              <text:p text:style-name="P35">Nein</text:p>
            </text:list-item>
          </text:list>
        </text:list-item>
        <text:list-item>
          <text:p text:style-name="P29">Habt ihr schon „Wiederhole bis“ eingesetzt? <text:span text:style-name="T5">Multiple choice, 6 Antworten</text:span></text:p>
          <text:list>
            <text:list-item>
              <text:p text:style-name="P35"><text:soft-page-break/>Ja</text:p>
            </text:list-item>
            <text:list-item>
              <text:p text:style-name="P35">Nein</text:p>
            </text:list-item>
          </text:list>
        </text:list-item>
        <text:list-item>
          <text:p text:style-name="P29">Habt ihr schon Variablen eingesetzt? <text:span text:style-name="T5">Multiple choice, 9 Antworten</text:span></text:p>
          <text:list>
            <text:list-item>
              <text:p text:style-name="P35">Ja</text:p>
            </text:list-item>
            <text:list-item>
              <text:p text:style-name="P35">Nein</text:p>
            </text:list-item>
            <text:list-item>
              <text:p text:style-name="P35">Was war das noch gleich?</text:p>
            </text:list-item>
          </text:list>
        </text:list-item>
        <text:list-item>
          <text:p text:style-name="P30">Konnte jemand sein Spiel laden? <text:span text:style-name="T5">Multiple choice, 10 Antworten</text:span></text:p>
          <text:list>
            <text:list-item>
              <text:p text:style-name="P36">Habs versuchtg und es hat gleich geklappt</text:p>
            </text:list-item>
            <text:list-item>
              <text:p text:style-name="P36">Habs versucht und habe gebraucht</text:p>
            </text:list-item>
            <text:list-item>
              <text:p text:style-name="P36">Habs versucht und leider nicht geschafft :-(</text:p>
            </text:list-item>
            <text:list-item>
              <text:p text:style-name="P36">Habs noch nicht versucht</text:p>
            </text:list-item>
            <text:list-item>
              <text:p text:style-name="P36">Habe noch nichts gespeichert</text:p>
            </text:list-item>
          </text:list>
        </text:list-item>
        <text:list-item>
          <text:p text:style-name="P29">Hat jemand eine Figur die schon Hüpfen kann? <text:span text:style-name="T5">Multiple choice, 7 Antworten</text:span></text:p>
          <text:list>
            <text:list-item>
              <text:p text:style-name="P35">Ja</text:p>
            </text:list-item>
            <text:list-item>
              <text:p text:style-name="P35">Nein, <text:span text:style-name="T8">will ich aber</text:span></text:p>
            </text:list-item>
            <text:list-item>
              <text:p text:style-name="P37">Nein, brauche ich nicht</text:p>
            </text:list-item>
          </text:list>
        </text:list-item>
        <text:list-item>
          <text:p text:style-name="P31">Mag jemand was zeigen? Was? <text:span text:style-name="T5">Offen 20 Antworten</text:span></text:p>
        </text:list-item>
        <text:list-item>
          <text:p text:style-name="P29">Welche Programmiersprachen kennt ihr? <text:span text:style-name="T5">Offen 25 Antworten</text:span></text:p>
        </text:list-item>
        <text:list-item>
          <text:p text:style-name="P29">Wer von euch weiß was ein Wiki ist? <text:span text:style-name="T5">Multiple choice, 10 Antworten</text:span></text:p>
          <text:list>
            <text:list-item>
              <text:p text:style-name="P37">Ich</text:p>
            </text:list-item>
            <text:list-item>
              <text:p text:style-name="P37">Ich nicht</text:p>
            </text:list-item>
            <text:list-item>
              <text:p text:style-name="P37">Ich weiß es, will es aber nicht sagen</text:p>
            </text:list-item>
          </text:list>
        </text:list-item>
        <text:list-item>
          <text:p text:style-name="P29">Wer von euch weiß was ein Etherpad ist? <text:span text:style-name="T5">Multiple choice, <text:s/>11 Antworten</text:span></text:p>
          <text:list>
            <text:list-item>
              <text:p text:style-name="P37">Ich</text:p>
            </text:list-item>
            <text:list-item>
              <text:p text:style-name="P37">Ich nicht</text:p>
            </text:list-item>
            <text:list-item>
              <text:p text:style-name="P37">Ich weiß es, will es aber nicht sagen</text:p>
            </text:list-item>
          </text:list>
        </text:list-item>
        <text:list-item>
          <text:p text:style-name="P29">Hat jemand zuhause weiter gemacht? <text:span text:style-name="T5">Multiple choice, 0 Antworten</text:span></text:p>
          <text:list>
            <text:list-item>
              <text:p text:style-name="P35">Ja</text:p>
            </text:list-item>
            <text:list-item>
              <text:p text:style-name="P35">Nein</text:p>
            </text:list-item>
            <text:list-item>
              <text:p text:style-name="P37">Ich wollte, wusste aber nicht wie</text:p>
            </text:list-item>
            <text:list-item>
              <text:p text:style-name="P37">Ich wollte, konnte aber nicht</text:p>
            </text:list-item>
          </text:list>
        </text:list-item>
        <text:list-item>
          <text:p text:style-name="P29">In eigenen Worten : Was ist eine Lizenz? <text:span text:style-name="T7">Offen, 0 Antworten</text:span></text:p>
        </text:list-item>
        <text:list-item>
          <text:p text:style-name="P31"/>
        </text:list-item>
      </text:list>
      <text:h text:style-name="Heading_20_3" text:outline-level="3"><text:soft-page-break/>V3</text:h>
      <text:list xml:id="list2194501066" text:style-name="L11">
        <text:list-item>
          <text:p text:style-name="P32">Habt ihr euer Programm schon den Nutzer Fragen stellen lassen? <text:span text:style-name="T5">Multiple choice, 7 Antworten</text:span></text:p>
        </text:list-item>
        <text:list-item>
          <text:p text:style-name="P32">Habt ihr schon Zufallszahlen eingesetzt? <text:span text:style-name="T5">Multiple choice, 6 Antworten</text:span></text:p>
        </text:list-item>
        <text:list-item>
          <text:p text:style-name="P38">Wie groß ist die Bühne? <text:span text:style-name="T5">Offen, 10 Antworten</text:span></text:p>
        </text:list-item>
        <text:list-item>
          <text:p text:style-name="P38">Hat schon jemand Kollisionserkennung? <text:span text:style-name="T5">Multiple choice, 4 Antworten</text:span></text:p>
        </text:list-item>
        <text:list-item>
          <text:p text:style-name="P38">Hat schon jemand eine Figur animiert? <text:span text:style-name="T5">Multiple choice, 6 Antworten</text:span></text:p>
        </text:list-item>
        <text:list-item>
          <text:p text:style-name="P38">Kann schon jemand Figuren drehen und bewegen? <text:span text:style-name="T5">Multiple choice, 6 Antworten</text:span></text:p>
        </text:list-item>
        <text:list-item>
          <text:p text:style-name="P38">Wie findet ihr das Video zu den Nutzungsrechten? <text:span text:style-name="T5">Multiple choice, 4 Antworten</text:span></text:p>
        </text:list-item>
        <text:list-item>
          <text:p text:style-name="P38">Kennt ihr weitere Lizenzen? <text:span text:style-name="T5">Offen, 6 Antworten</text:span></text:p>
        </text:list-item>
        <text:list-item>
          <text:p text:style-name="P39">Kennt ihr Lizenzgruppen? <text:span text:style-name="T5">Offen, 0 Antworten</text:span></text:p>
        </text:list-item>
        <text:list-item>
          <text:p text:style-name="P38">Habt ihr die Lizenzmatrix, <text:span text:style-name="T5">Multiple choice, 4 Antworten</text:span></text:p>
        </text:list-item>
        <text:list-item>
          <text:p text:style-name="P39">Wie darf ich ein Bild verwenden das unter der CC-By liegt (Creative Commons Attribution)? <text:span text:style-name="T5">Multiple choice,</text:span> Full (25)</text:p>
        </text:list-item>
        <text:list-item>
          <text:p text:style-name="P38">Wie darf ich ein Bild verwenden das unter der APL liegt (permissive open source)? <text:span text:style-name="T5">Multiple choice,</text:span>22 responses</text:p>
        </text:list-item>
        <text:list-item>
          <text:p text:style-name="P38">Wie darf ich ein Bild verwenden das ich auf einer Website finde das erkennbar ein fremdes Logo ist? <text:span text:style-name="T5">Multiple choice,</text:span>4 responses</text:p>
        </text:list-item>
        <text:list-item>
          <text:p text:style-name="P38">Wie darf ich ein Bild verwenden das unter der CC0 liegt (public domain)?<text:span text:style-name="T5">Multiple choice,</text:span> 5 responses</text:p>
        </text:list-item>
        <text:list-item>
          <text:p text:style-name="P38">Wie darf ich ein Bild verwenden das ich auf einer Website finde wenn sonst keine Lizenz angegeben ist?<text:span text:style-name="T5">Multiple choice,</text:span> 1 response</text:p>
        </text:list-item>
        <text:list-item>
          <text:p text:style-name="P38">Wie darf ich ein Bild verwenden das unter der GPL liegt (restrictive open source)?<text:span text:style-name="T5">Multiple choice,</text:span> 5 responses</text:p>
        </text:list-item>
        <text:list-item>
          <text:p text:style-name="P38">Wie darf ich ein Bild verwenden das unter der CC-By-SA liegt (Creative Commons Attribution Share-Alike)? <text:span text:style-name="T5">Multiple choice, </text:span>3 responses</text:p>
        </text:list-item>
        <text:list-item>
          <text:p text:style-name="P39">Was würdet ihr machen wenn ihr euch C++ beibringen wollt? <text:span text:style-name="T5">Offen,</text:span> 8 responses</text:p>
        </text:list-item>
        <text:list-item>
          <text:p text:style-name="P38">Wie findet ihr das Jump&amp;Run Tutorial auf https://www.youtube.com/watch?v=TCrJQGUpDAY ?<text:span text:style-name="T5">Multiple choice,</text:span> <text:s/>2 responses</text:p>
        </text:list-item>
      </text:list>
      <text:h text:style-name="P42" text:outline-level="3">V4</text:h>
      <text:list xml:id="list102346913184243" text:continue-numbering="true" text:style-name="L11">
        <text:list-item>
          <text:list>
            <text:list-item>
              <text:list>
                <text:list-header>
                  <text:p text:style-name="P39"><text:s/>86 responses</text:p>
                </text:list-header>
              </text:list>
            </text:list-item>
          </text:list>
        </text:list-item>
        <text:list-item>
          <text:p text:style-name="P38">Mit Listen <text:span text:style-name="T5">Multiple choice,</text:span> <text:s/>7 responses</text:p>
        </text:list-item>
        <text:list-item>
          <text:p text:style-name="P39">Wie gut kennt sich Jochen aus? <text:span text:style-name="T5">Bildbereich, </text:span>8 responses</text:p>
        </text:list-item>
        <text:list-item>
          <text:p text:style-name="P38">Wie gut konnte Jochen sein Wissen vermitteln? <text:span text:style-name="T5">Bildbereich, </text:span>7 responses</text:p>
        </text:list-item>
        <text:list-item>
          <text:p text:style-name="P39">Was war besonders schlecht? <text:span text:style-name="T5">Offen </text:span>14 responses</text:p>
        </text:list-item>
        <text:list-item>
          <text:p text:style-name="P39">Was hat dir besonders gut gefallen? <text:span text:style-name="T5">Offen </text:span>Full (25)</text:p>
        </text:list-item>
        <text:list-item>
          <text:p text:style-name="P39">Vorschläge / Wünsche / Kritik <text:span text:style-name="T5">offen, </text:span>11 responses</text:p>
        </text:list-item>
        <text:list-item>
          <text:p text:style-name="P38"><text:soft-page-break/>Ich fand den Kurs ingesamt <text:span text:style-name="T5">Bildbereich </text:span>6 responses</text:p>
        </text:list-item>
        <text:list-item>
          <text:p text:style-name="P39">Zuhause könnte ich weiterprogrammieren… <text:span text:style-name="T5">Multiple Choice,</text:span> 8 responses</text:p>
        </text:list-item>
      </text:list>
      <text:h text:style-name="Heading_20_3" text:outline-level="3"/>
      <text:h text:style-name="Heading_20_2" text:outline-level="2">Offen</text:h>
      <text:p text:style-name="P12">Pong <text:span text:style-name="T4">Falsch (180°)</text:span> <text:a xlink:type="simple" xlink:href="http://epic-stuff.de/anleitung-pong-spiel-mit-scratch-programmieren/" text:style-name="Internet_20_link" text:visited-style-name="Visited_20_Internet_20_Link">http://epic-stuff.de/anleitung-pong-spiel-mit-scratch-programmieren/</text:a> , <text:span text:style-name="T4">ebenfalls falsch (zufällig) </text:span><text:a xlink:type="simple" xlink:href="https://scratch-dach.info/wiki/Pong_in_Scratch" text:style-name="Internet_20_link" text:visited-style-name="Visited_20_Internet_20_Link"><text:span text:style-name="T4">https://scratch-dach.info/wiki/Pong_in_Scratch</text:span></text:a><text:span text:style-name="T4"> </text:span></text:p>
      <text:p text:style-name="P14">Getrennte X und Y Geschwindigkeiten </text:p>
      <text:p text:style-name="P14">Snow Pong <text:a xlink:type="simple" xlink:href="https://scratch.mit.edu/projects/1562440/" text:style-name="Internet_20_link" text:visited-style-name="Visited_20_Internet_20_Link">https://scratch.mit.edu/projects/1562440/</text:a> </text:p>
      <text:p text:style-name="P12"><text:span text:style-name="T4">Photo Pong </text:span><text:a xlink:type="simple" xlink:href="https://scratch.mit.edu/projects/112823/" text:style-name="Internet_20_link" text:visited-style-name="Visited_20_Internet_20_Link">https://scratch.mit.edu/projects/112823/</text:a> </text:p>
      <text:p text:style-name="P12"/>
      <text:p text:style-name="P15">Auskennen 8 resp ? 5/5 <text:s/>4.625</text:p>
      <text:p text:style-name="P15">Vermitteln 6 resp? 3/5 <text:s/>4.3</text:p>
      <text:p text:style-name="P15">gesamt 6 <text:s/>4.6</text:p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konzept</text:file-name><text:s/>v1 S. <text:page-number text:select-page="current">19</text:page-number><text:s/>von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ärk</meta:initial-creator>
    <meta:creation-date>2018-03-07T11:09:57</meta:creation-date>
    <dc:date>2018-05-31T10:23:45.921577850</dc:date>
    <meta:editing-duration>P2DT2H5M43S</meta:editing-duration>
    <meta:editing-cycles>91</meta:editing-cycles>
    <meta:generator>LibreOffice/5.4.0.3$MacOSX_X86_64 LibreOffice_project/7556cbc6811c9d992f4064ab9287069087d7f62c</meta:generator>
    <meta:document-statistic meta:table-count="1" meta:image-count="0" meta:object-count="0" meta:page-count="19" meta:paragraph-count="686" meta:word-count="3219" meta:character-count="25112" meta:non-whitespace-character-count="22685"/>
    <meta:user-defined meta:name="state">defaultstate</meta:user-defined>
  </office:meta>
</office:document-meta>
</file>